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81cm"/>
    </style:style>
    <style:style style:name="co2" style:family="table-column">
      <style:table-column-properties fo:break-before="auto" style:column-width="3.651cm"/>
    </style:style>
    <style:style style:name="co3" style:family="table-column">
      <style:table-column-properties fo:break-before="auto" style:column-width="3.522cm"/>
    </style:style>
    <style:style style:name="co4" style:family="table-column">
      <style:table-column-properties fo:break-before="auto" style:column-width="8.969cm"/>
    </style:style>
    <style:style style:name="co5" style:family="table-column">
      <style:table-column-properties fo:break-before="auto" style:column-width="8.943cm"/>
    </style:style>
    <style:style style:name="co6" style:family="table-column">
      <style:table-column-properties fo:break-before="auto" style:column-width="2.258cm"/>
    </style:style>
    <style:style style:name="co7" style:family="table-column">
      <style:table-column-properties fo:break-before="auto" style:column-width="8.502cm"/>
    </style:style>
    <style:style style:name="co8" style:family="table-column">
      <style:table-column-properties fo:break-before="auto" style:column-width="3.941cm"/>
    </style:style>
    <style:style style:name="ro1" style:family="table-row">
      <style:table-row-properties style:row-height="1.289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517cm" fo:break-before="auto" style:use-optimal-row-height="true"/>
    </style:style>
    <style:style style:name="ro4" style:family="table-row">
      <style:table-row-properties style:row-height="1.023cm" fo:break-before="auto" style:use-optimal-row-height="false"/>
    </style:style>
    <style:style style:name="ro5" style:family="table-row">
      <style:table-row-properties style:row-height="0.818cm" fo:break-before="auto" style:use-optimal-row-height="false"/>
    </style:style>
    <style:style style:name="ro6" style:family="table-row">
      <style:table-row-properties style:row-height="0.965cm" fo:break-before="auto" style:use-optimal-row-height="false"/>
    </style:style>
    <style:style style:name="ro7" style:family="table-row">
      <style:table-row-properties style:row-height="1.685cm" fo:break-before="auto" style:use-optimal-row-height="true"/>
    </style:style>
    <style:style style:name="ro8" style:family="table-row">
      <style:table-row-properties style:row-height="1.192cm" fo:break-before="auto" style:use-optimal-row-height="false"/>
    </style:style>
    <style:style style:name="ro9" style:family="table-row">
      <style:table-row-properties style:row-height="1.087cm" fo:break-before="auto" style:use-optimal-row-height="false"/>
    </style:style>
    <style:style style:name="ro10" style:family="table-row">
      <style:table-row-properties style:row-height="1.236cm" fo:break-before="auto" style:use-optimal-row-height="true"/>
    </style:style>
    <style:style style:name="ro11" style:family="table-row">
      <style:table-row-properties style:row-height="1.228cm" fo:break-before="auto" style:use-optimal-row-height="false"/>
    </style:style>
    <style:style style:name="ro12" style:family="table-row">
      <style:table-row-properties style:row-height="0.841cm" fo:break-before="auto" style:use-optimal-row-height="true"/>
    </style:style>
    <style:style style:name="ro13" style:family="table-row">
      <style:table-row-properties style:row-height="1.053cm" fo:break-before="auto" style:use-optimal-row-height="false"/>
    </style:style>
    <style:style style:name="ro14" style:family="table-row">
      <style:table-row-properties style:row-height="1.018cm" fo:break-before="auto" style:use-optimal-row-height="false"/>
    </style:style>
    <style:style style:name="ro15" style:family="table-row">
      <style:table-row-properties style:row-height="1.298cm" fo:break-before="auto" style:use-optimal-row-height="false"/>
    </style:style>
    <style:style style:name="ro16" style:family="table-row">
      <style:table-row-properties style:row-height="1.122cm" fo:break-before="auto" style:use-optimal-row-height="false"/>
    </style:style>
    <style:style style:name="ro17" style:family="table-row">
      <style:table-row-properties style:row-height="1.508cm" fo:break-before="auto" style:use-optimal-row-height="false"/>
    </style:style>
    <style:style style:name="ro18" style:family="table-row">
      <style:table-row-properties style:row-height="1.543cm" fo:break-before="auto" style:use-optimal-row-height="false"/>
    </style:style>
    <style:style style:name="ro19" style:family="table-row">
      <style:table-row-properties style:row-height="1.157cm" fo:break-before="auto" style:use-optimal-row-height="false"/>
    </style:style>
    <style:style style:name="ro20" style:family="table-row">
      <style:table-row-properties style:row-height="0.982cm" fo:break-before="auto" style:use-optimal-row-height="false"/>
    </style:style>
    <style:style style:name="ro21" style:family="table-row">
      <style:table-row-properties style:row-height="0.877cm" fo:break-before="auto" style:use-optimal-row-height="false"/>
    </style:style>
    <style:style style:name="ro22" style:family="table-row">
      <style:table-row-properties style:row-height="0.806cm" fo:break-before="auto" style:use-optimal-row-height="false"/>
    </style:style>
    <style:style style:name="ro23" style:family="table-row">
      <style:table-row-properties style:row-height="1.263cm" fo:break-before="auto" style:use-optimal-row-height="false"/>
    </style:style>
    <style:style style:name="ro24" style:family="table-row">
      <style:table-row-properties style:row-height="2.08cm" fo:break-before="auto" style:use-optimal-row-height="true"/>
    </style:style>
    <style:style style:name="ro25" style:family="table-row">
      <style:table-row-properties style:row-height="0.452cm" fo:break-before="auto" style:use-optimal-row-height="true"/>
    </style:style>
    <style:style style:name="ro26" style:family="table-row">
      <style:table-row-properties style:row-height="0.741cm" fo:break-before="auto" style:use-optimal-row-height="false"/>
    </style:style>
    <style:style style:name="ta1" style:family="table" style:master-page-name="Default">
      <style:table-properties table:display="true" style:writing-mode="lr-tb"/>
    </style:style>
    <style:style style:name="ce59" style:family="table-cell" style:parent-style-name="Default">
      <style:table-cell-properties style:glyph-orientation-vertical="0" fo:background-color="#5983b0" style:diagonal-bl-tr="none" style:diagonal-tl-br="none" style:text-align-source="fix" style:repeat-content="false" fo:wrap-option="wrap" fo:border="0.06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table-cell-properties style:text-align-source="fix" style:repeat-content="false" fo:border="0.74pt solid #000000" style:vertical-align="top"/>
      <style:paragraph-properties fo:text-align="center" fo:margin-left="0cm"/>
    </style:style>
    <style:style style:name="ce61" style:family="table-cell" style:parent-style-name="Default">
      <style:table-cell-properties style:text-align-source="fix" style:repeat-content="false" style:vertical-align="top"/>
      <style:paragraph-properties fo:text-align="center" fo:margin-left="0cm"/>
    </style:style>
    <style:style style:name="ce76" style:family="table-cell" style:parent-style-name="Default">
      <style:table-cell-properties style:glyph-orientation-vertical="0" fo:background-color="#5983b0"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Arial1" style:font-name-complex="Arial1"/>
    </style:style>
    <style:style style:name="ce7" style:family="table-cell" style:parent-style-name="Default">
      <style:table-cell-properties style:text-align-source="fix" style:repeat-content="false" fo:border="0.74pt solid #000000" style:vertical-align="middle"/>
      <style:paragraph-properties fo:text-align="center" fo:margin-left="0cm"/>
      <style:text-properties style:font-name="Arial1" style:font-name-complex="Arial1"/>
    </style:style>
    <style:style style:name="ce64" style:family="table-cell" style:parent-style-name="Default">
      <style:table-cell-properties style:text-align-source="fix" style:repeat-content="false" fo:wrap-option="wrap" fo:border="0.74pt solid #000000" style:vertical-align="top"/>
      <style:paragraph-properties fo:text-align="start" fo:margin-left="0cm"/>
      <style:text-properties style:font-name="Arial1" style:font-name-complex="Arial1"/>
    </style:style>
    <style:style style:name="ce65" style:family="table-cell" style:parent-style-name="Default">
      <style:table-cell-properties style:text-align-source="fix" style:repeat-content="false" fo:wrap-option="wrap" fo:border="0.74pt solid #000000" style:vertical-align="top"/>
      <style:paragraph-properties fo:text-align="start" fo:margin-left="0cm"/>
      <style:text-properties style:text-outline="false" style:text-line-through-style="none" style:text-line-through-type="none" style:font-name="Arial1" fo:font-size="10pt" fo:language="en" fo:country="IN"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style:glyph-orientation-vertical="0"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glyph-orientation-vertical="0" style:text-align-source="fix" style:repeat-content="false" fo:wrap-option="no-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69" style:family="table-cell" style:parent-style-name="Default">
      <style:table-cell-properties style:text-align-source="fix" style:repeat-content="false" fo:wrap-option="wrap" style:vertical-align="top"/>
      <style:paragraph-properties fo:text-align="start" fo:margin-left="0cm"/>
    </style:style>
    <style:style style:name="ce70" style:family="table-cell" style:parent-style-name="Default">
      <style:table-cell-properties style:glyph-orientation-vertical="0" fo:background-color="#5983b0" style:diagonal-bl-tr="none" style:diagonal-tl-br="none" style:text-align-source="fix" style:repeat-content="false" fo:wrap-option="no-wrap" fo:border="0.06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style:glyph-orientation-vertical="0" style:text-align-source="fix" style:repeat-content="false" fo:wrap-option="no-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wrap-option="no-wrap" fo:border="0.74pt solid #000000" style:vertical-align="top"/>
    </style:style>
    <style:style style:name="ce74"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wrap-option="no-wrap" style:vertical-align="top"/>
    </style:style>
    <style:style style:name="ce77" style:family="table-cell" style:parent-style-name="Default">
      <style:table-cell-properties fo:border="0.74pt solid #000000"/>
    </style:style>
    <style:style style:name="ce80" style:family="table-cell" style:parent-style-name="Default">
      <style:table-cell-properties style:glyph-orientation-vertical="0"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table-cell-properties fo:wrap-option="wrap" fo:border="0.74pt solid #000000" style:vertical-align="top"/>
    </style:style>
    <style:style style:name="ce82" style:family="table-cell" style:parent-style-name="Default">
      <style:table-cell-properties style:glyph-orientation-vertical="0"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font-name="Arial1" style:font-name-complex="Arial1"/>
    </style:style>
    <style:style style:name="ce8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84" style:family="table-cell" style:parent-style-name="Default">
      <style:table-cell-properties fo:wrap-option="wrap" style:vertical-align="top"/>
    </style:style>
    <style:style style:name="ce2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28" style:family="table-cell" style:parent-style-name="Default">
      <style:table-cell-properties style:text-align-source="fix" style:repeat-content="false" fo:wrap-option="wrap" style:vertical-align="middle"/>
      <style:paragraph-properties fo:text-align="center" fo:margin-left="0cm"/>
    </style:style>
    <style:style style:name="ce87" style:family="table-cell" style:parent-style-name="Default">
      <style:table-cell-properties style:glyph-orientation-vertical="0" fo:background-color="#5983b0"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fo:border="0.74pt solid #000000" style:vertical-align="middle"/>
    </style:style>
    <style:style style:name="ce79" style:family="table-cell" style:parent-style-name="Default">
      <style:table-cell-properties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Arial2"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1"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1"/>
        <table:table-column table:style-name="co2" table:default-cell-style-name="ce8"/>
        <table:table-column table:style-name="co3" table:default-cell-style-name="ce8"/>
        <table:table-column table:style-name="co4" table:default-cell-style-name="ce69"/>
        <table:table-column table:style-name="co5" table:default-cell-style-name="ce75"/>
        <table:table-column table:style-name="co6" table:number-columns-repeated="2" table:default-cell-style-name="Default"/>
        <table:table-column table:style-name="co6" table:default-cell-style-name="ce8"/>
        <table:table-column table:style-name="co7" table:default-cell-style-name="ce84"/>
        <table:table-column table:style-name="co8" table:default-cell-style-name="ce28"/>
        <table:table-column table:style-name="co6" table:default-cell-style-name="ce28"/>
        <table:table-column table:style-name="co6" table:default-cell-style-name="ce8"/>
        <table:table-column table:style-name="co6" table:number-columns-repeated="6" table:default-cell-style-name="Default"/>
        <table:table-column table:style-name="co6" table:number-columns-repeated="2" table:default-cell-style-name="ce79"/>
        <table:table-row table:style-name="ro1">
          <table:table-cell table:style-name="ce59" office:value-type="string" calcext:value-type="string">
            <text:p>SR. No</text:p>
          </table:table-cell>
          <table:table-cell table:style-name="ce76" office:value-type="string" calcext:value-type="string">
            <text:p>Module</text:p>
          </table:table-cell>
          <table:table-cell table:style-name="ce76" office:value-type="string" calcext:value-type="string">
            <text:p>Sub-Module</text:p>
          </table:table-cell>
          <table:table-cell table:style-name="ce59" office:value-type="string" calcext:value-type="string">
            <text:p>Test Cases/ Test Jobs</text:p>
          </table:table-cell>
          <table:table-cell table:style-name="ce70" office:value-type="string" calcext:value-type="string">
            <text:p>Test Steps</text:p>
          </table:table-cell>
          <table:table-cell table:style-name="ce76" office:value-type="string" calcext:value-type="string">
            <text:p>Planned No of days</text:p>
          </table:table-cell>
          <table:table-cell table:style-name="ce76" office:value-type="string" calcext:value-type="string">
            <text:p>Revised. No of Days</text:p>
          </table:table-cell>
          <table:table-cell table:style-name="ce76" office:value-type="string" calcext:value-type="string">
            <text:p>Original Dates</text:p>
          </table:table-cell>
          <table:table-cell table:style-name="ce59" office:value-type="string" calcext:value-type="string">
            <text:p>Expected Results</text:p>
          </table:table-cell>
          <table:table-cell table:style-name="ce76" office:value-type="string" calcext:value-type="string">
            <text:p>Actual Results</text:p>
          </table:table-cell>
          <table:table-cell table:style-name="ce76" office:value-type="string" calcext:value-type="string">
            <text:p>Pass / Fail</text:p>
          </table:table-cell>
          <table:table-cell table:style-name="ce76" office:value-type="string" calcext:value-type="string">
            <text:p>Completion Date</text:p>
          </table:table-cell>
          <table:table-cell table:style-name="ce76" office:value-type="string" calcext:value-type="string">
            <text:p>Revised Original Dates</text:p>
          </table:table-cell>
          <table:table-cell table:style-name="ce76" office:value-type="string" calcext:value-type="string">
            <text:p>Revised</text:p>
            <text:p>Completion Date</text:p>
          </table:table-cell>
          <table:table-cell table:style-name="ce76" office:value-type="string" calcext:value-type="string">
            <text:p>Status</text:p>
          </table:table-cell>
          <table:table-cell table:style-name="ce76" office:value-type="string" calcext:value-type="string">
            <text:p>Remarks</text:p>
          </table:table-cell>
          <table:table-cell table:style-name="ce76" office:value-type="string" calcext:value-type="string">
            <text:p>Queries (Filename)</text:p>
          </table:table-cell>
          <table:table-cell table:style-name="ce76" office:value-type="string" calcext:value-type="string">
            <text:p>Done By BSG/IT</text:p>
          </table:table-cell>
          <table:table-cell table:style-name="ce87" office:value-type="string" calcext:value-type="string">
            <text:p>Designed By</text:p>
          </table:table-cell>
          <table:table-cell table:style-name="ce87" office:value-type="string" calcext:value-type="string">
            <text:p>Executed By</text:p>
          </table:table-cell>
        </table:table-row>
        <table:table-row table:style-name="ro2">
          <table:table-cell table:style-name="ce60" office:value-type="float" office:value="1" calcext:value-type="float">
            <text:p>1</text:p>
          </table:table-cell>
          <table:table-cell table:number-columns-repeated="2" table:style-name="ce5" office:value-type="string" calcext:value-type="string">
            <text:p>Login</text:p>
          </table:table-cell>
          <table:table-cell table:style-name="ce64" office:value-type="string" calcext:value-type="string">
            <text:p>To Verify ETB Customer Mobile Number.</text:p>
          </table:table-cell>
          <table:table-cell table:style-name="ce71" office:value-type="string" calcext:value-type="string">
            <text:p>1.Open Dairy Loan URL in Browser. <text:s/>2.Login Home page will open. <text:s/>3.Enter ETB Customer Mobile Number linked to Bank Account Number.</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Mobile Number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2" calcext:value-type="float">
            <text:p>2</text:p>
          </table:table-cell>
          <table:table-cell table:number-columns-repeated="2" table:style-name="ce5" office:value-type="string" calcext:value-type="string">
            <text:p>Login</text:p>
          </table:table-cell>
          <table:table-cell table:style-name="ce65" office:value-type="string" calcext:value-type="string">
            <text:p>To Validate ETB Customer Mobile Number Field.</text:p>
          </table:table-cell>
          <table:table-cell table:style-name="ce71" office:value-type="string" calcext:value-type="string">
            <text:p>1.Open Dairy Loan URL in Browser. <text:s/>2.Login Home page will open. 3.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3" calcext:value-type="float">
            <text:p>3</text:p>
          </table:table-cell>
          <table:table-cell table:number-columns-repeated="2" table:style-name="ce5" office:value-type="string" calcext:value-type="string">
            <text:p>Login</text:p>
          </table:table-cell>
          <table:table-cell table:style-name="ce66" office:value-type="string" calcext:value-type="string">
            <text:p>To Verify Captcha Field should be visible and Clickable</text:p>
          </table:table-cell>
          <table:table-cell table:style-name="ce71" office:value-type="string" calcext:value-type="string">
            <text:p>1.Open Dairy Loan URL in Browser. 2.Login Home page will open. 3.Enter Mobile Number. 4.Captcha field will be displayed.</text:p>
          </table:table-cell>
          <table:table-cell table:style-name="ce77" table:number-columns-repeated="2"/>
          <table:table-cell table:style-name="ce5" office:value-type="string" calcext:value-type="string">
            <text:p>8-01-2024</text:p>
          </table:table-cell>
          <table:table-cell table:style-name="ce66" office:value-type="string" calcext:value-type="string">
            <text:p>Captcha Field should be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4" calcext:value-type="float">
            <text:p>4</text:p>
          </table:table-cell>
          <table:table-cell table:number-columns-repeated="2" table:style-name="ce5" office:value-type="string" calcext:value-type="string">
            <text:p>Login</text:p>
          </table:table-cell>
          <table:table-cell table:style-name="ce66" office:value-type="string" calcext:value-type="string">
            <text:p>To Verify that ‘Reload’ Captcha button should be visible and Clickable.</text:p>
          </table:table-cell>
          <table:table-cell table:style-name="ce71" office:value-type="string" calcext:value-type="string">
            <text:p>1.Open Dairy Loan URL in Browser. 2.Login Home page will open. 3.Enter Mobile Number. 4.Captcha field will be displayed.5.Enter Invalid Captcha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Reload’ Captcha button should be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5" calcext:value-type="float">
            <text:p>5</text:p>
          </table:table-cell>
          <table:table-cell table:number-columns-repeated="2" table:style-name="ce5" office:value-type="string" calcext:value-type="string">
            <text:p>Login</text:p>
          </table:table-cell>
          <table:table-cell table:style-name="ce66" office:value-type="string" calcext:value-type="string">
            <text:p>To Verify new captcha should be visible after clicking on ‘Reload’ button</text:p>
          </table:table-cell>
          <table:table-cell table:style-name="ce71" office:value-type="string" calcext:value-type="string">
            <text:p>1.Open Dairy Loan URL in Browser. 2.Login Home page will open. 3.Enter Mobile Number. 4.Captcha field will be displayed.5.Enter Valid Captcha Values. 6.Select Check box‘KCC/Agri” Service7. Scroll Down 8. Click on ‘I Agree’ Button.9.Select Checkbox Banking Products and services.|10.Scroll Down 11.Click on ‘I Agree’ Button 12.Select Checkbox to Accept Terms and Conditions.13. Scroll Down 14. Click on ‘I Agree’ Button </text:p>
          </table:table-cell>
          <table:table-cell table:style-name="ce77" table:number-columns-repeated="2"/>
          <table:table-cell table:style-name="ce5" office:value-type="string" calcext:value-type="string">
            <text:p>8-01-2024</text:p>
          </table:table-cell>
          <table:table-cell table:style-name="ce66" office:value-type="string" calcext:value-type="string">
            <text:p>Reload button should be clickable and new Captcha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6" calcext:value-type="float">
            <text:p>6</text:p>
          </table:table-cell>
          <table:table-cell table:number-columns-repeated="2" table:style-name="ce5" office:value-type="string" calcext:value-type="string">
            <text:p>Login</text:p>
          </table:table-cell>
          <table:table-cell table:style-name="ce66" office:value-type="string" calcext:value-type="string">
            <text:p>Verify that Invalid captcha should not be accepted</text:p>
          </table:table-cell>
          <table:table-cell table:style-name="ce71" office:value-type="string" calcext:value-type="string">
            <text:p>1.Open Dairy Loan URL in Browser. 2.Login Home page will open. 3.Enter Mobile Number. 4.Captcha field will be displayed. 5.Enter Invalid Captcha Values. 6.Select Check box‘KCC/Agri” Service7. Scroll Down 8. Click on ‘I Agree’ Button.9.Select Checkbox Banking Products and services.|10.Scroll Down 11.Click on ‘I Agree’ Button 12.Select Checkbox to Accept Terms and Conditions.13. Scroll Down 14. Click on ‘I Agree’ Button 15. Click on ‘Receive OTP’</text:p>
          </table:table-cell>
          <table:table-cell table:style-name="ce77" table:number-columns-repeated="2"/>
          <table:table-cell table:style-name="ce5" office:value-type="string" calcext:value-type="string">
            <text:p>8-01-2024</text:p>
          </table:table-cell>
          <table:table-cell table:style-name="ce66" office:value-type="string" calcext:value-type="string">
            <text:p>Invalid captcha should not be accepted and Error Message Should be Shown.</text:p>
            <text:p>“Please enter the captcha”</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4">
          <table:table-cell table:style-name="ce60" office:value-type="float" office:value="7" calcext:value-type="float">
            <text:p>7</text:p>
          </table:table-cell>
          <table:table-cell table:number-columns-repeated="2" table:style-name="ce5" office:value-type="string" calcext:value-type="string">
            <text:p>Login</text:p>
          </table:table-cell>
          <table:table-cell table:style-name="ce66" office:value-type="string" calcext:value-type="string">
            <text:p>To Verify, ‘KCC/Agri” Service should be visible and clickable.</text:p>
          </table:table-cell>
          <table:table-cell table:style-name="ce71" office:value-type="string" calcext:value-type="string">
            <text:p>1.Open Dairy Loan URL in Browser. 2.Login Home page will open. 3.Enter Mobile Number. 4.Captcha field will be displayed. 5.Enter Valid Captcha Values. 6.Select Check box‘KCC/Agri” Service</text:p>
          </table:table-cell>
          <table:table-cell table:style-name="ce77" table:number-columns-repeated="2"/>
          <table:table-cell table:style-name="ce5" office:value-type="string" calcext:value-type="string">
            <text:p>8-01-2024</text:p>
          </table:table-cell>
          <table:table-cell table:style-name="ce66" office:value-type="string" calcext:value-type="string">
            <text:p>‘KCC/Agri” Service should be visible and clic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5">
          <table:table-cell table:style-name="ce60" office:value-type="float" office:value="8" calcext:value-type="float">
            <text:p>8</text:p>
          </table:table-cell>
          <table:table-cell table:number-columns-repeated="2" table:style-name="ce5" office:value-type="string" calcext:value-type="string">
            <text:p>Login</text:p>
          </table:table-cell>
          <table:table-cell table:style-name="ce66" office:value-type="string" calcext:value-type="string">
            <text:p>To Verify ‘I Agree’ Button should be disabled.</text:p>
          </table:table-cell>
          <table:table-cell table:style-name="ce71" office:value-type="string" calcext:value-type="string">
            <text:p>1.Open Dairy Loan URL in Browser. 2.Login Home page will open. 3.Enter Mobile Number. 4.Captcha field will be displayed. 5.Enter Valid Captcha Values. 6.Select Check box‘KCC/Agri” Service</text:p>
          </table:table-cell>
          <table:table-cell table:style-name="ce77" table:number-columns-repeated="2"/>
          <table:table-cell table:style-name="ce5" office:value-type="string" calcext:value-type="string">
            <text:p>8-01-2024</text:p>
          </table:table-cell>
          <table:table-cell table:style-name="ce66" office:value-type="string" calcext:value-type="string">
            <text:p>I Agree Button should be Disabl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6">
          <table:table-cell table:style-name="ce60" office:value-type="float" office:value="9" calcext:value-type="float">
            <text:p>9</text:p>
          </table:table-cell>
          <table:table-cell table:number-columns-repeated="2" table:style-name="ce5" office:value-type="string" calcext:value-type="string">
            <text:p>Login</text:p>
          </table:table-cell>
          <table:table-cell table:style-name="ce66" office:value-type="string" calcext:value-type="string">
            <text:p>To verify <text:s/>‘I Agree’ Button should be enabled and Clickable.</text:p>
          </table:table-cell>
          <table:table-cell table:style-name="ce71" office:value-type="string" calcext:value-type="string">
            <text:p>1.Open Dairy Loan URL in Browser. 2.Login Home page will open. 3.Enter Mobile Number. 4.Captcha field will be displayed. 5.Enter Valid Captcha Values. 6.Select Check box‘KCC/Agri” Service7. Scroll Down 8. Click on ‘I Agre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I Agree Button should be Enabl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 calcext:value-type="float">
            <text:p>10</text:p>
          </table:table-cell>
          <table:table-cell table:number-columns-repeated="2" table:style-name="ce5" office:value-type="string" calcext:value-type="string">
            <text:p>Login</text:p>
          </table:table-cell>
          <table:table-cell table:style-name="ce66" office:value-type="string" calcext:value-type="string">
            <text:p>To Verify, Banking Products and services check box should be visible and clickable</text:p>
          </table:table-cell>
          <table:table-cell table:style-name="ce71" office:value-type="string" calcext:value-type="string">
            <text:p><text:span text:style-name="T1">1.Open Dairy Loan URL in Browser. 2.Login Home page will open. 3.Enter Mobile Number. 4.Captcha field will be displayed. 5.Enter Valid Captcha Values. 6.Select Check box‘KCC/Agri” Service7. Scroll Down 8. Click on ‘I Agree’ Button.9.Select Checkbox Banking Products and services.</text:span></text:p>
            <text:p/>
          </table:table-cell>
          <table:table-cell table:style-name="ce77" table:number-columns-repeated="2"/>
          <table:table-cell table:style-name="ce5" office:value-type="string" calcext:value-type="string">
            <text:p>8-01-2024</text:p>
          </table:table-cell>
          <table:table-cell table:style-name="ce66" office:value-type="string" calcext:value-type="string">
            <text:p>Banking Products and services check box should be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1" calcext:value-type="float">
            <text:p>11</text:p>
          </table:table-cell>
          <table:table-cell table:number-columns-repeated="2" table:style-name="ce5" office:value-type="string" calcext:value-type="string">
            <text:p>Login</text:p>
          </table:table-cell>
          <table:table-cell table:style-name="ce66" office:value-type="string" calcext:value-type="string">
            <text:p>To Verify ‘I Agree’ Button should be disabled.</text:p>
          </table:table-cell>
          <table:table-cell table:style-name="ce71" office:value-type="string" calcext:value-type="string">
            <text:p><text:span text:style-name="T1">1.Open Dairy Loan URL in Browser. 2.Login Home page will open. 3.Enter Mobile Number. 4.Captcha field will be displayed. 5.Enter Valid Captcha Values. 6.Select Check box‘KCC/Agri” Service7. Scroll Down 8. Click on ‘I Agree’ Button.9.Select Checkbox Banking Products and services.</text:span></text:p>
            <text:p/>
          </table:table-cell>
          <table:table-cell table:style-name="ce77" table:number-columns-repeated="2"/>
          <table:table-cell table:style-name="ce5" office:value-type="string" calcext:value-type="string">
            <text:p>8-01-2024</text:p>
          </table:table-cell>
          <table:table-cell table:style-name="ce80" office:value-type="string" calcext:value-type="string">
            <text:p><text:s/>‘I Agree’ Button should be disabl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12" calcext:value-type="float">
            <text:p>12</text:p>
          </table:table-cell>
          <table:table-cell table:number-columns-repeated="2" table:style-name="ce5" office:value-type="string" calcext:value-type="string">
            <text:p>Login</text:p>
          </table:table-cell>
          <table:table-cell table:style-name="ce66" office:value-type="string" calcext:value-type="string">
            <text:p>To verify <text:s/>‘I Agree’ Button should be enabled and Clickable.</text:p>
          </table:table-cell>
          <table:table-cell table:style-name="ce71" office:value-type="string" calcext:value-type="string">
            <text:p><text:span text:style-name="T1">1.Open Dairy Loan URL in Browser.2.Login Home page will open. 3.Enter Mobile Number. 4.Captcha field will be displayed. 5.Enter Valid Captcha Values. 6.Select Check box‘KCC/Agri” Service7. Scroll Down 8. Click on ‘I Agree’ Button.9.Select Checkbox Banking Products and services.|10.Scroll Down. 11.Click on ‘I Agree’ Button </text:span></text:p>
            <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Navigate to Enter OTP Page will be Displayed. With Below details. - 6 Digit OTP Fields. - Resend OTP Button, - 30 Sec Timer, - Submit Button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 calcext:value-type="float">
            <text:p>13</text:p>
          </table:table-cell>
          <table:table-cell table:number-columns-repeated="2" table:style-name="ce5" office:value-type="string" calcext:value-type="string">
            <text:p>Login</text:p>
          </table:table-cell>
          <table:table-cell table:style-name="ce66" office:value-type="string" calcext:value-type="string">
            <text:p>To Verify Terms &amp; Conditions should be visible and clickable</text:p>
          </table:table-cell>
          <table:table-cell table:style-name="ce71" office:value-type="string" calcext:value-type="string">
            <text:p><text:span text:style-name="T1">1.Open Dairy Loan URL in Browser. 2.Login Home page will open. 3.Enter Mobile Number. 4.Captcha field will be displayed. 5.Enter Valid Captcha Values. 6.Select Check box‘KCC/Agri” Service7. Scroll Down 8. Click on ‘I Agree’ Button.9.Select Checkbox Banking Products and services.|10.Scroll Down 11.Click on ‘I Agree’ Button 12.</text:span>Select Checkbox to Accept Terms and Conditions.</text:p>
            <text:p/>
          </table:table-cell>
          <table:table-cell table:style-name="ce77" table:number-columns-repeated="2"/>
          <table:table-cell table:style-name="ce5" office:value-type="string" calcext:value-type="string">
            <text:p>8-01-2024</text:p>
          </table:table-cell>
          <table:table-cell table:style-name="ce66" office:value-type="string" calcext:value-type="string">
            <text:p>Terms &amp; Conditions should be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4" calcext:value-type="float">
            <text:p>14</text:p>
          </table:table-cell>
          <table:table-cell table:number-columns-repeated="2" table:style-name="ce5" office:value-type="string" calcext:value-type="string">
            <text:p>Login</text:p>
          </table:table-cell>
          <table:table-cell table:style-name="ce66" office:value-type="string" calcext:value-type="string">
            <text:p>To Verify ‘I Agree’ Button should be disabled.</text:p>
          </table:table-cell>
          <table:table-cell table:style-name="ce71" office:value-type="string" calcext:value-type="string">
            <text:p><text:span text:style-name="T1">1.Open Dairy Loan URL in Browser. 2.Login Home page will open. 3.Enter Mobile Number. 4.Captcha field will be displayed. 5.Enter Valid Captcha Values. 6.Select Check box‘KCC/Agri” Service7. Scroll Down 8. Click on ‘I Agree’ Button.9.Select Checkbox Banking Products and services.|10.Scroll Down 11.Click on ‘I Agree’ Button 12.Select Checkbox to Accept Terms and Conditions.</text:span></text:p>
            <text:p/>
          </table:table-cell>
          <table:table-cell table:style-name="ce77" table:number-columns-repeated="2"/>
          <table:table-cell table:style-name="ce5" office:value-type="string" calcext:value-type="string">
            <text:p>8-01-2024</text:p>
          </table:table-cell>
          <table:table-cell table:style-name="ce66" office:value-type="string" calcext:value-type="string">
            <text:p><text:s/>‘I Agree’ Button should be disabl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8">
          <table:table-cell table:style-name="ce60" office:value-type="float" office:value="15" calcext:value-type="float">
            <text:p>15</text:p>
          </table:table-cell>
          <table:table-cell table:number-columns-repeated="2" table:style-name="ce5" office:value-type="string" calcext:value-type="string">
            <text:p>Login</text:p>
          </table:table-cell>
          <table:table-cell table:style-name="ce66" office:value-type="string" calcext:value-type="string">
            <text:p>To verify <text:s/>‘I Agree’ Button should be enabled and Clickable.</text:p>
          </table:table-cell>
          <table:table-cell table:style-name="ce71" office:value-type="string" calcext:value-type="string">
            <text:p>1.Open Dairy Loan URL in Browser. 2.Login Home page will open. 3.Enter Mobile Number. 4.Captcha field will be displayed. 5.Enter Valid Captcha Values. 6.Select Check box‘KCC/Agri” Service7. Scroll Down 8. Click on ‘I Agree’ Button.9.Select Checkbox Banking Products and services.|10.Scroll Down 11.Click on ‘I Agree’ Button 12.Select Checkbox to Accept Terms and Conditions.13. Scroll Down 14. Click on ‘I Agree’ Button </text:p>
          </table:table-cell>
          <table:table-cell table:style-name="ce77" table:number-columns-repeated="2"/>
          <table:table-cell table:style-name="ce5" office:value-type="string" calcext:value-type="string">
            <text:p>8-01-2024</text:p>
          </table:table-cell>
          <table:table-cell table:style-name="ce66" office:value-type="string" calcext:value-type="string">
            <text:p><text:s/>‘I Agree’ Button should be enabled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6" calcext:value-type="float">
            <text:p>16</text:p>
          </table:table-cell>
          <table:table-cell table:number-columns-repeated="2" table:style-name="ce5" office:value-type="string" calcext:value-type="string">
            <text:p>Login</text:p>
          </table:table-cell>
          <table:table-cell table:style-name="ce66" office:value-type="string" calcext:value-type="string">
            <text:p>To Verify that ‘Important Links’ hyperlink text should be visible and clickable.</text:p>
          </table:table-cell>
          <table:table-cell table:style-name="ce71" office:value-type="string" calcext:value-type="string">
            <text:p>1.Open Dairy Loan URL in Browser. 2.Login Home page will open. 3. Click on ‘Important Links’ hyperlink text </text:p>
          </table:table-cell>
          <table:table-cell table:style-name="ce77" table:number-columns-repeated="2"/>
          <table:table-cell table:style-name="ce5" office:value-type="string" calcext:value-type="string">
            <text:p>8-01-2024</text:p>
          </table:table-cell>
          <table:table-cell table:style-name="ce66" office:value-type="string" calcext:value-type="string">
            <text:p>‘Important Links’ hyperlink text should be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7" calcext:value-type="float">
            <text:p>17</text:p>
          </table:table-cell>
          <table:table-cell table:number-columns-repeated="2" table:style-name="ce5" office:value-type="string" calcext:value-type="string">
            <text:p>Login</text:p>
          </table:table-cell>
          <table:table-cell table:style-name="ce66" office:value-type="string" calcext:value-type="string">
            <text:p>To Verify, Receive OTP Button.</text:p>
          </table:table-cell>
          <table:table-cell table:style-name="ce71" office:value-type="string" calcext:value-type="string">
            <text:p><text:span text:style-name="T1">1.Open Dairy Loan URL in Browser. 2.Login Home page will open. 3.Enter Mobile Number. 4.Captcha field will be displayed. 5.Enter Valid Captcha Values. 6.Select Check box‘KCC/Agri” Service7. Scroll Down 8. Click on ‘I Agree’ Button.9.Select Checkbox Banking Products and services.|10.Scroll Down 11.Click on ‘I Agree’ Button12.Select Checkbox to Accept Terms and Conditions.13. Scroll Down 14. Click on ‘I Agree’ Button </text:span>15.Click on Receive OTP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Receive OTP button should be clickable and user should receive OTP</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8" calcext:value-type="float">
            <text:p>18</text:p>
          </table:table-cell>
          <table:table-cell table:number-columns-repeated="2" table:style-name="ce5" office:value-type="string" calcext:value-type="string">
            <text:p>Login</text:p>
          </table:table-cell>
          <table:table-cell table:style-name="ce66" office:value-type="string" calcext:value-type="string">
            <text:p>To Verify that Receive OTP Button should be Disable if Any field is blank or invalid data is entered. </text:p>
          </table:table-cell>
          <table:table-cell table:style-name="ce71" office:value-type="string" calcext:value-type="string">
            <text:p>1.Open Dairy Loan URL in Browser. 2.Login Home page will open. 3.Enter invalid Values in All fields and Click on Receive OTP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Receive OTP Button should not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9">
          <table:table-cell table:style-name="ce60" office:value-type="float" office:value="19" calcext:value-type="float">
            <text:p>19</text:p>
          </table:table-cell>
          <table:table-cell table:number-columns-repeated="2" table:style-name="ce5" office:value-type="string" calcext:value-type="string">
            <text:p>Login</text:p>
          </table:table-cell>
          <table:table-cell table:style-name="ce66" office:value-type="string" calcext:value-type="string">
            <text:p>To Verify, Receive OTP Button.</text:p>
          </table:table-cell>
          <table:table-cell table:style-name="ce71" office:value-type="string" calcext:value-type="string">
            <text:p>1.Open Dairy Loan URL in Browser. 2.Login Home page will open. 3.Enter Valid Values in All fields and Click on Receive OTP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Receive OTP button should be clickable and user should receive OTP</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0">
          <table:table-cell table:style-name="ce60" office:value-type="float" office:value="20" calcext:value-type="float">
            <text:p>20</text:p>
          </table:table-cell>
          <table:table-cell table:number-columns-repeated="2" table:style-name="ce5" office:value-type="string" calcext:value-type="string">
            <text:p>Login</text:p>
          </table:table-cell>
          <table:table-cell table:style-name="ce66" office:value-type="string" calcext:value-type="string">
            <text:p>To Verify Note:Document List.</text:p>
          </table:table-cell>
          <table:table-cell table:style-name="ce72" office:value-type="string" calcext:value-type="string">
            <text:p>1.Open Dairy Loan URL in Browser. 2.Login Home page will open. 3.Enter Valid Values in All fields and Click on Receive OTP button.4.Note:Document List : *HDFC Debit Card &amp; PIN *Land Survey No</text:p>
          </table:table-cell>
          <table:table-cell table:style-name="ce77" table:number-columns-repeated="2"/>
          <table:table-cell table:style-name="ce5" office:value-type="string" calcext:value-type="string">
            <text:p>8-01-2024</text:p>
          </table:table-cell>
          <table:table-cell table:style-name="ce81" office:value-type="string" calcext:value-type="string">
            <text:p>“Keep the following Documents handy”</text:p>
            <text:p><text:span text:style-name="T2">*HDFC Debit Card &amp; PIN</text:span></text:p>
            <text:p><text:span text:style-name="T2">*Land Survey No Should be Visible.</text:spa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9">
          <table:table-cell table:style-name="ce60" office:value-type="float" office:value="21" calcext:value-type="float">
            <text:p>21</text:p>
          </table:table-cell>
          <table:table-cell table:number-columns-repeated="2" table:style-name="ce5" office:value-type="string" calcext:value-type="string">
            <text:p>Login</text:p>
          </table:table-cell>
          <table:table-cell table:style-name="ce66" office:value-type="string" calcext:value-type="string">
            <text:p>To Verify, OTP Screen.</text:p>
          </table:table-cell>
          <table:table-cell table:style-name="ce71" office:value-type="string" calcext:value-type="string">
            <text:p>1.Open Dairy Loan URL in Browser. 2.Login Home page will open. 3.Enter Valid Values in All fields and Click on Receive OTP button. 4.Enter OTP Screen will Open.</text:p>
          </table:table-cell>
          <table:table-cell table:style-name="ce77" table:number-columns-repeated="2"/>
          <table:table-cell table:style-name="ce5" office:value-type="string" calcext:value-type="string">
            <text:p>8-01-2024</text:p>
          </table:table-cell>
          <table:table-cell table:style-name="ce81" office:value-type="string" calcext:value-type="string">
            <text:p>OTP screen should be ope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1">
          <table:table-cell table:style-name="ce60" office:value-type="float" office:value="22" calcext:value-type="float">
            <text:p>22</text:p>
          </table:table-cell>
          <table:table-cell table:number-columns-repeated="2" table:style-name="ce5" office:value-type="string" calcext:value-type="string">
            <text:p>Login</text:p>
          </table:table-cell>
          <table:table-cell table:style-name="ce66" office:value-type="string" calcext:value-type="string">
            <text:p>To Validate, OTP Screen.</text:p>
          </table:table-cell>
          <table:table-cell table:style-name="ce71" office:value-type="string" calcext:value-type="string">
            <text:p>1.Open Dairy Loan URL in Browser. 2.Login Home page will open. 3.Enter Valid Values in All fields and Click on Receive OTP button. 4.Enter Invalid OTP Values.</text:p>
          </table:table-cell>
          <table:table-cell table:style-name="ce77" table:number-columns-repeated="2"/>
          <table:table-cell table:style-name="ce5" office:value-type="string" calcext:value-type="string">
            <text:p>8-01-2024</text:p>
          </table:table-cell>
          <table:table-cell table:style-name="ce81" office:value-type="string" calcext:value-type="string">
            <text:p>Invalid OTP should not be accepted and Error message should be show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23" calcext:value-type="float">
            <text:p>23</text:p>
          </table:table-cell>
          <table:table-cell table:number-columns-repeated="2" table:style-name="ce5" office:value-type="string" calcext:value-type="string">
            <text:p>Login</text:p>
          </table:table-cell>
          <table:table-cell table:style-name="ce66" office:value-type="string" calcext:value-type="string">
            <text:p>To Verify, Resend OTP.</text:p>
          </table:table-cell>
          <table:table-cell table:style-name="ce71" office:value-type="string" calcext:value-type="string">
            <text:p>1.Open Dairy Loan URL in Browser. 2.Login Home page will open. 3.Enter Valid Values in All fields and Click on Receive OTP button. 4.Click on Resend OTP.</text:p>
          </table:table-cell>
          <table:table-cell table:style-name="ce77" table:number-columns-repeated="2"/>
          <table:table-cell table:style-name="ce5" office:value-type="string" calcext:value-type="string">
            <text:p>8-01-2024</text:p>
          </table:table-cell>
          <table:table-cell table:style-name="ce81" office:value-type="string" calcext:value-type="string">
            <text:p>Receive OTP button should be clickable and user should be navigate to next p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24" calcext:value-type="float">
            <text:p>24</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Pre -approved Cattle Loan Details.</text:p>
          </table:table-cell>
          <table:table-cell table:style-name="ce71" office:value-type="string" calcext:value-type="string">
            <text:p>1.Open Dairy Loan URL in Browser. 2.Login Home page will open. 3.Enter Valid Values in All fields and Click on Receive OTP button. 4.Enter Valid OTP to Login. 5.Linked account list will be displayed.6.Select One Account and Click on Accept Button. 7.Pre -approved Cattle Loan Details will be displayed.</text:p>
          </table:table-cell>
          <table:table-cell table:style-name="ce77" table:number-columns-repeated="2"/>
          <table:table-cell table:style-name="ce5" office:value-type="string" calcext:value-type="string">
            <text:p>8-01-2024</text:p>
          </table:table-cell>
          <table:table-cell table:style-name="ce81" office:value-type="string" calcext:value-type="string">
            <text:p>If account is not linked,Pre -approved Cattle Loan Details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1">
          <table:table-cell table:style-name="ce60" office:value-type="float" office:value="25" calcext:value-type="float">
            <text:p>25</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Accept Button.</text:p>
          </table:table-cell>
          <table:table-cell table:style-name="ce71" office:value-type="string" calcext:value-type="string">
            <text:p>1.Open Dairy Loan URL in Browser. 2.Login Home page will open. 3.Enter Valid Values in All fields and Click on Receive OTP button. 4.Enter Valid OTP to Login.5.Linked account list will be displayed.6.Select One Account and Click on Accept Button. 7.Pre -approved Cattle Loan Details will be displayed. 8.Click on Accept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Accept button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3">
          <table:table-cell table:style-name="ce60" office:value-type="float" office:value="26" calcext:value-type="float">
            <text:p>26</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I’ll do it later Button</text:p>
          </table:table-cell>
          <table:table-cell table:style-name="ce71" office:value-type="string" calcext:value-type="string">
            <text:p>1.Open Dairy Loan URL in Browser. 2.Login Home page will open. 3.Enter Valid Values in All fields and Click on Receive OTP button. 4.Enter Valid OTP to Login. 5.Linked account list will be displayed.6.Select One Account and Click on Accept Button.7.Pre -approved Cattle Loan Details will be displayed. 8.Click on I ‘ll do it later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I ‘ll do it later” hyperlink text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9">
          <table:table-cell table:style-name="ce60" office:value-type="float" office:value="27" calcext:value-type="float">
            <text:p>27</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if Clicked on Yes</text:p>
          </table:table-cell>
          <table:table-cell table:style-name="ce71" office:value-type="string" calcext:value-type="string">
            <text:p>1.Open Dairy Loan URL in Browser. 2.Login Home page will open. 3.Login with OTP. <text:s text:c="3"/>4.Pre-Approved Loan Details will open. 5.Click on I ‘ll do it later Button. 6.Pop-up will be generated <text:s/>Click on Yes.</text:p>
          </table:table-cell>
          <table:table-cell table:style-name="ce77" table:number-columns-repeated="2"/>
          <table:table-cell table:style-name="ce5" office:value-type="string" calcext:value-type="string">
            <text:p>8-01-2024</text:p>
          </table:table-cell>
          <table:table-cell table:style-name="ce81" office:value-type="string" calcext:value-type="string">
            <text:p>Journey will stop and User will logged ou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4">
          <table:table-cell table:style-name="ce60" office:value-type="float" office:value="28" calcext:value-type="float">
            <text:p>28</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if Clicked on No.</text:p>
          </table:table-cell>
          <table:table-cell table:style-name="ce71" office:value-type="string" calcext:value-type="string">
            <text:p>1.Open Dairy Loan URL in Browser. 2.Login Home page will open. 3.Login with OTP. <text:s text:c="3"/>4.Pre-Approved Loan Details will open. 5.Click on I ‘ll do it later Button. 6.Pop-up will be generated Click on No.</text:p>
          </table:table-cell>
          <table:table-cell table:style-name="ce77" table:number-columns-repeated="2"/>
          <table:table-cell table:style-name="ce5" office:value-type="string" calcext:value-type="string">
            <text:p>8-01-2024</text:p>
          </table:table-cell>
          <table:table-cell table:style-name="ce81" office:value-type="string" calcext:value-type="string">
            <text:p>Pop up will get clos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8">
          <table:table-cell table:style-name="ce60" office:value-type="float" office:value="29" calcext:value-type="float">
            <text:p>29</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Linked Accounts Connected to mobile Number</text:p>
          </table:table-cell>
          <table:table-cell table:style-name="ce71" office:value-type="string" calcext:value-type="string">
            <text:p>1.Open Dairy Loan URL in Browser. 2.Login Home page will open. 3.Enter Valid Values in All fields and Click on Receive OTP button. 4.Enter Valid OTP to Login. 5.Linked account list will be displayed.</text:p>
          </table:table-cell>
          <table:table-cell table:style-name="ce77" table:number-columns-repeated="2"/>
          <table:table-cell table:style-name="ce5" office:value-type="string" calcext:value-type="string">
            <text:p>8-01-2024</text:p>
          </table:table-cell>
          <table:table-cell table:style-name="ce81" office:value-type="string" calcext:value-type="string">
            <text:p>Linked Accounts will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4">
          <table:table-cell table:style-name="ce60" office:value-type="float" office:value="30" calcext:value-type="float">
            <text:p>30</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Accept’ Button.</text:p>
          </table:table-cell>
          <table:table-cell table:style-name="ce71" office:value-type="string" calcext:value-type="string">
            <text:p>1.Open Dairy Loan URL in Browser. 2.Login Home page will open. 3.Enter Valid Values in All fields and Click on Receive OTP button. 4.Enter Valid OTP to Login. 5.Linked account list will be displayed.6.Select One Account and Click on Accept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Accept button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5">
          <table:table-cell table:style-name="ce60" office:value-type="float" office:value="31" calcext:value-type="float">
            <text:p>31</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Loan Requirement Page</text:p>
          </table:table-cell>
          <table:table-cell table:style-name="ce71" office:value-type="string" calcext:value-type="string">
            <text:p>1.Open Dairy Loan URL in Browser. 2.Login Home page will open. 3.Login with OTP. 4.Pre-Approved Loan Details will open. 5.Click on Accept Button. 6.Loan Requirement Page will Open. </text:p>
          </table:table-cell>
          <table:table-cell table:style-name="ce77" table:number-columns-repeated="2"/>
          <table:table-cell table:style-name="ce5" office:value-type="string" calcext:value-type="string">
            <text:p>8-01-2024</text:p>
          </table:table-cell>
          <table:table-cell table:style-name="ce81" office:value-type="string" calcext:value-type="string">
            <text:p>User should be navigate to loan requirement p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9">
          <table:table-cell table:style-name="ce60" office:value-type="float" office:value="32" calcext:value-type="float">
            <text:p>32</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Dairy Society Name</text:p>
          </table:table-cell>
          <table:table-cell table:style-name="ce73" office:value-type="string" calcext:value-type="string">
            <text:p>1.Open Dairy Loan URL in Browser. 2.Login Home page will open. 3.Login with OTP. 4.Pre-Approved Loan Details will open. 5.Click on Accept Button. 6.Loan Requirement Page will Open. 7.Click on Dairy Society Name 8.Harit Pradesh Milk Producer Company Ltd. Should be pre selected</text:p>
          </table:table-cell>
          <table:table-cell table:style-name="ce77" table:number-columns-repeated="2"/>
          <table:table-cell table:style-name="ce5" office:value-type="string" calcext:value-type="string">
            <text:p>8-01-2024</text:p>
          </table:table-cell>
          <table:table-cell table:style-name="ce81" office:value-type="string" calcext:value-type="string">
            <text:p>Society name should be pre select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1">
          <table:table-cell table:style-name="ce60" office:value-type="float" office:value="33" calcext:value-type="float">
            <text:p>33</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Cattle Required, ‘Type’ field Should Visible and Clickable</text:p>
          </table:table-cell>
          <table:table-cell table:style-name="ce73" office:value-type="string" calcext:value-type="string">
            <text:p>1.Open Dairy Loan URL in Browser. 2.Login Home page will open. 3.Login with OTP. <text:s text:c="3"/>4.Pre-Approved Loan Details will open. 5.Click on Accept Button. 6.Loan Requirement Page will Open. 7.Click on Dairy Society Name8.Select Harit Pradesh Milk Producer Company Ltd.9.Click on Type field.</text:p>
          </table:table-cell>
          <table:table-cell table:style-name="ce77" table:number-columns-repeated="2"/>
          <table:table-cell table:style-name="ce5" office:value-type="string" calcext:value-type="string">
            <text:p>8-01-2024</text:p>
          </table:table-cell>
          <table:table-cell table:style-name="ce81" office:value-type="string" calcext:value-type="string">
            <text:p>‘Type’ field Should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4">
          <table:table-cell table:style-name="ce60" office:value-type="float" office:value="34" calcext:value-type="float">
            <text:p>34</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Selected cattle should be displayed.</text:p>
          </table:table-cell>
          <table:table-cell table:style-name="ce73" office:value-type="string" calcext:value-type="string">
            <text:p>1.Open Dairy Loan URL in Browser. 2.Login Home page will open. 3.Login with OTP. 4.Pre-Approved Loan Details will open. 5.Click on Accept Button. 6.Loan Requirement Page will Open. 7.Click on Dairy Society Name8.Select Harit Pradesh Milk Producer Company Ltd.9.Click on Type field. 10. Select Type of the Cattle</text:p>
          </table:table-cell>
          <table:table-cell table:style-name="ce77" table:number-columns-repeated="2"/>
          <table:table-cell table:style-name="ce5" office:value-type="string" calcext:value-type="string">
            <text:p>8-01-2024</text:p>
          </table:table-cell>
          <table:table-cell table:style-name="ce81" office:value-type="string" calcext:value-type="string">
            <text:p>Selected cattle should be display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9">
          <table:table-cell table:style-name="ce60" office:value-type="float" office:value="35" calcext:value-type="float">
            <text:p>35</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Cattle Required, ‘Breed’ field Should Visible and Clickable</text:p>
          </table:table-cell>
          <table:table-cell table:style-name="ce73" office:value-type="string" calcext:value-type="string">
            <text:p>1.Open Dairy Loan URL in Browser. 2.Login Home page will open. 3.Login with OTP. <text:s text:c="3"/>4.Pre-Approved Loan Details will open. 5.Click on Accept Button. 6.Loan Requirement Page will Open. 7.Click on Dairy Society Name 8.Select Harit Pradesh Milk Producer Company Ltd.9.Click on Breed field.</text:p>
          </table:table-cell>
          <table:table-cell table:style-name="ce77" table:number-columns-repeated="2"/>
          <table:table-cell table:style-name="ce5" office:value-type="string" calcext:value-type="string">
            <text:p>8-01-2024</text:p>
          </table:table-cell>
          <table:table-cell table:style-name="ce81" office:value-type="string" calcext:value-type="string">
            <text:p>‘Breed’ field Should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3">
          <table:table-cell table:style-name="ce60" office:value-type="float" office:value="36" calcext:value-type="float">
            <text:p>36</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Selected Breed should be displayed.</text:p>
          </table:table-cell>
          <table:table-cell table:style-name="ce73" office:value-type="string" calcext:value-type="string">
            <text:p>1.Open Dairy Loan URL in Browser. 2.Login Home page will open. 3.Login with OTP. <text:s/>4.Pre-Approved Loan Details will open. 5.Click on Accept Button. 6.Loan Requirement Page will Open. 7.Click on Dairy Society Name8.Select Harit Pradesh Milk Producer Company Ltd.9.Click on Breed field.</text:p>
          </table:table-cell>
          <table:table-cell table:style-name="ce77" table:number-columns-repeated="2"/>
          <table:table-cell table:style-name="ce5" office:value-type="string" calcext:value-type="string">
            <text:p>8-01-2024</text:p>
          </table:table-cell>
          <table:table-cell table:style-name="ce81" office:value-type="string" calcext:value-type="string">
            <text:p><text:s/>Selected Breed should be display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3">
          <table:table-cell table:style-name="ce60" office:value-type="float" office:value="37" calcext:value-type="float">
            <text:p>37</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Cattle Required, ‘Number’ field Should Visible and Clickable</text:p>
          </table:table-cell>
          <table:table-cell table:style-name="ce73" office:value-type="string" calcext:value-type="string">
            <text:p>1.Open Dairy Loan URL in Browser. 2.Login Home page will open. 3.Login with OTP. <text:s text:c="3"/>4.Pre-Approved Loan Details will open. 5.Click on Accept Button. 6.Loan Requirement Page will Open. 7.Click on Dairy Society Name8.Select Harit Pradesh Milk Producer Company Ltd.9.Click on Number field.</text:p>
          </table:table-cell>
          <table:table-cell table:style-name="ce77" table:number-columns-repeated="2"/>
          <table:table-cell table:style-name="ce5" office:value-type="string" calcext:value-type="string">
            <text:p>8-01-2024</text:p>
          </table:table-cell>
          <table:table-cell table:style-name="ce81" office:value-type="string" calcext:value-type="string">
            <text:p>‘Number’ field Should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6">
          <table:table-cell table:style-name="ce60" office:value-type="float" office:value="38" calcext:value-type="float">
            <text:p>38</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Cattle Required, ‘Number’ field should be editable</text:p>
          </table:table-cell>
          <table:table-cell table:style-name="ce73" office:value-type="string" calcext:value-type="string">
            <text:p>1.Open Dairy Loan URL in Browser. 2.Login Home page will open. 3.Login with OTP. <text:s/>4.Pre-Approved Loan Details will open.5.Click on Accept Button.6.Loan Requirement Page will Open. 7.Click on Dairy Society Name 8.Select Harit Pradesh Milk Producer Company Ltd.9.Click on Number field.10.Enter number in the field.</text:p>
          </table:table-cell>
          <table:table-cell table:style-name="ce77" table:number-columns-repeated="2"/>
          <table:table-cell table:style-name="ce5" office:value-type="string" calcext:value-type="string">
            <text:p>8-01-2024</text:p>
          </table:table-cell>
          <table:table-cell table:style-name="ce81" office:value-type="string" calcext:value-type="string">
            <text:p>‘Number’ field should be edit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7">
          <table:table-cell table:style-name="ce60" office:value-type="float" office:value="39" calcext:value-type="float">
            <text:p>39</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Plus’ Button should be clickable.</text:p>
          </table:table-cell>
          <table:table-cell table:style-name="ce73" office:value-type="string" calcext:value-type="string">
            <text:p>1.Open Dairy Loan URL in Browser. 2.Login Home page will open. 3.Login with OTP. <text:s text:c="3"/>4.Pre-Approved Loan Details will open. 5.Click on Accept Button. 6.Loan Requirement Page will Open. 7.Click on Dairy Society Name 8.Select Harit Pradesh Milk Producer Company Ltd. 9.Click on ‘Plus’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User should be able to add other types of catt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8">
          <table:table-cell table:style-name="ce60" office:value-type="float" office:value="40" calcext:value-type="float">
            <text:p>40</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Total Cost Fiel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Field. <text:s/>8.Total Cost will be displayed.</text:p>
          </table:table-cell>
          <table:table-cell table:style-name="ce77" table:number-columns-repeated="2"/>
          <table:table-cell table:style-name="ce5" office:value-type="string" calcext:value-type="string">
            <text:p>8-01-2024</text:p>
          </table:table-cell>
          <table:table-cell table:style-name="ce81" office:value-type="string" calcext:value-type="string">
            <text:p>Total cost of the cattle should be visibl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6">
          <table:table-cell table:style-name="ce60" office:value-type="float" office:value="41" calcext:value-type="float">
            <text:p>41</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Total Loan Amount Require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Field. <text:s text:c="2"/>8.Total Loan Amount Field.</text:p>
          </table:table-cell>
          <table:table-cell table:style-name="ce77" table:number-columns-repeated="2"/>
          <table:table-cell table:style-name="ce5" office:value-type="string" calcext:value-type="string">
            <text:p>8-01-2024</text:p>
          </table:table-cell>
          <table:table-cell table:style-name="ce81" office:value-type="string" calcext:value-type="string">
            <text:p>Required loan amount field should be editable and user should be able enter loan amoun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9">
          <table:table-cell table:style-name="ce60" office:value-type="float" office:value="42" calcext:value-type="float">
            <text:p>42</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alidate, Total Loan Amount Require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Field. <text:s/>8.Enter Invalid Values or Keep field blank.</text:p>
          </table:table-cell>
          <table:table-cell table:style-name="ce77" table:number-columns-repeated="2"/>
          <table:table-cell table:style-name="ce5" office:value-type="string" calcext:value-type="string">
            <text:p>8-01-2024</text:p>
          </table:table-cell>
          <table:table-cell table:style-name="ce81" office:value-type="string" calcext:value-type="string">
            <text:p>Amount which is zero or more than cattle cost will not be accept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9">
          <table:table-cell table:style-name="ce60" office:value-type="float" office:value="43" calcext:value-type="float">
            <text:p>43</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Insurance Company.</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Field. <text:s text:c="2"/>8.Select Insurance Company from list.</text:p>
          </table:table-cell>
          <table:table-cell table:style-name="ce77" table:number-columns-repeated="2"/>
          <table:table-cell table:style-name="ce5" office:value-type="string" calcext:value-type="string">
            <text:p>8-01-2024</text:p>
          </table:table-cell>
          <table:table-cell table:style-name="ce81" office:value-type="string" calcext:value-type="string">
            <text:p>Insurance company name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6">
          <table:table-cell table:style-name="ce60" office:value-type="float" office:value="44" calcext:value-type="float">
            <text:p>44</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Loan Amount+Insurance Amount</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Field. <text:s text:c="2"/>8.Select Insurance Company from list. <text:s/>9.Loan Amount+Insurance Amount will be displayed.</text:p>
          </table:table-cell>
          <table:table-cell table:style-name="ce77" table:number-columns-repeated="2"/>
          <table:table-cell table:style-name="ce5" office:value-type="string" calcext:value-type="string">
            <text:p>8-01-2024</text:p>
          </table:table-cell>
          <table:table-cell table:style-name="ce81" office:value-type="string" calcext:value-type="string">
            <text:p>Insurance amount + Loan Amount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9">
          <table:table-cell table:style-name="ce60" office:value-type="float" office:value="45" calcext:value-type="float">
            <text:p>45</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Bank Use Only Screen</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Field. <text:s text:c="2"/>8.Select Insurance Company from list. <text:s/>9.Loan Amount+Insurance Amount will be displayed.10.Bank Use Only Screen.</text:p>
          </table:table-cell>
          <table:table-cell table:style-name="ce77" table:number-columns-repeated="2"/>
          <table:table-cell table:style-name="ce5" office:value-type="string" calcext:value-type="string">
            <text:p>8-01-2024</text:p>
          </table:table-cell>
          <table:table-cell table:style-name="ce81" office:value-type="string" calcext:value-type="string">
            <text:p>Bank use details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0">
          <table:table-cell table:style-name="ce60" office:value-type="float" office:value="46" calcext:value-type="float">
            <text:p>46</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alidate,RM Code Fiel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all Fields. 8.In Bank Use Only Screen in RM Code Field Enter Invalid Values or Keep field Blank.</text:p>
          </table:table-cell>
          <table:table-cell table:style-name="ce77" table:number-columns-repeated="2"/>
          <table:table-cell table:style-name="ce5" office:value-type="string" calcext:value-type="string">
            <text:p>8-01-2024</text:p>
          </table:table-cell>
          <table:table-cell table:style-name="ce81" office:value-type="string" calcext:value-type="string">
            <text:p><text:s/>RM Code Field Should be edita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1">
          <table:table-cell table:style-name="ce60" office:value-type="float" office:value="47" calcext:value-type="float">
            <text:p>47</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alidate,LG Code Fiel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all Fields. <text:s text:c="4"/>8.In Bank Use Only Screen In LG Code 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2">
          <table:table-cell table:style-name="ce60" office:value-type="float" office:value="48" calcext:value-type="float">
            <text:p>48</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alidate,LC Code Fiel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all Fields. <text:s text:c="4"/>8.In Bank Use Only Screen In LC Code 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9">
          <table:table-cell table:style-name="ce60" office:value-type="float" office:value="49" calcext:value-type="float">
            <text:p>49</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alidate,Distance from Branch Fiel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all Fields. <text:s text:c="4"/>8.In Bank Use Only Screen In Distance From Branch 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8">
          <table:table-cell table:style-name="ce60" office:value-type="float" office:value="50" calcext:value-type="float">
            <text:p>50</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alidate,Distance from RM Location Fiel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all Fields. <text:s text:c="4"/>8.In Bank Use Only Screen In Distance From RM Location 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6">
          <table:table-cell table:style-name="ce60" office:value-type="float" office:value="51" calcext:value-type="float">
            <text:p>51</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RO/SO Recommendation Field</text:p>
          </table:table-cell>
          <table:table-cell table:style-name="ce71" office:value-type="string" calcext:value-type="string">
            <text:p>1.Open Dairy Loan URL in Browser. 2.Login Home page will open. 3.Login with OTP. <text:s text:c="3"/>4.Pre-Approved Loan Details will open. 5.Click on Accept Button. 6.Loan Requirement Page will Open. 7.Enter Value in all Fields. <text:s text:c="4"/>8.In Bank Use Only Screen RO/SO Recommendation Field.</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RO/SO Recommendation Check Box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6">
          <table:table-cell table:style-name="ce60" office:value-type="float" office:value="52" calcext:value-type="float">
            <text:p>52</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alidate, RO/SO Recommendation Field</text:p>
          </table:table-cell>
          <table:table-cell table:style-name="ce71" office:value-type="string" calcext:value-type="string">
            <text:p>1.Open Dairy Loan URL in Browser. 2.Login Home page will open. 3.Login with OTP. <text:s text:c="3"/>4.Pre-Approved Loan Details will open. 5.Click on Accept Button. 6.Loan Requirement Page will Open. 7.Enter Value in all Fields. <text:s text:c="4"/>8.Keep blank the checkbox. RO/SO Recommendation Field.</text:p>
          </table:table-cell>
          <table:table-cell table:style-name="ce77" table:number-columns-repeated="2"/>
          <table:table-cell table:style-name="ce5"/>
          <table:table-cell table:style-name="ce66" office:value-type="string" calcext:value-type="string">
            <text:p>System allows user to show and use RO/SO Recommendation Check Box should not be unmarked and error message should be show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3">
          <table:table-cell table:style-name="ce60" office:value-type="float" office:value="53" calcext:value-type="float">
            <text:p>53</text:p>
          </table:table-cell>
          <table:table-cell table:style-name="ce5"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Start Loan Application Button</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all Fields. <text:s text:c="4"/>8.Enter Values In Bank Use Only Screen 9.Click on Start Loan Application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Start Loan Application Button and Navigate to Personal Information Scree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54" calcext:value-type="float">
            <text:p>54</text:p>
          </table:table-cell>
          <table:table-cell table:style-name="ce5" office:value-type="string" calcext:value-type="string">
            <text:p>LOS</text:p>
          </table:table-cell>
          <table:table-cell table:style-name="ce6" office:value-type="string" calcext:value-type="string">
            <text:p>Personal Information</text:p>
          </table:table-cell>
          <table:table-cell table:style-name="ce66" office:value-type="string" calcext:value-type="string">
            <text:p>To Verify,Personal Information Screen.</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all Fields. <text:s text:c="4"/>8.Enter Values In Bank Use Only Screen 9.Click on Start Loan Application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Start Loan Application Button and Navigate to Personal Information Scree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55" calcext:value-type="float">
            <text:p>55</text:p>
          </table:table-cell>
          <table:table-cell table:style-name="ce5" office:value-type="string" calcext:value-type="string">
            <text:p>LOS</text:p>
          </table:table-cell>
          <table:table-cell table:style-name="ce6" office:value-type="string" calcext:value-type="string">
            <text:p>Personal Information</text:p>
          </table:table-cell>
          <table:table-cell table:style-name="ce66" office:value-type="string" calcext:value-type="string">
            <text:p>To Verify,Personal Information Screen.</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Personal Information Screen with below details. <text:s text:c="7"/>- Account Details, <text:s text:c="7"/>- Location Details, <text:s text:c="8"/>- Additional Detail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56" calcext:value-type="float">
            <text:p>56</text:p>
          </table:table-cell>
          <table:table-cell table:style-name="ce5" office:value-type="string" calcext:value-type="string">
            <text:p>LOS</text:p>
          </table:table-cell>
          <table:table-cell table:style-name="ce6" office:value-type="string" calcext:value-type="string">
            <text:p>Personal Information</text:p>
          </table:table-cell>
          <table:table-cell table:style-name="ce66" office:value-type="string" calcext:value-type="string">
            <text:p>To Verify,Personal Information Screen.</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Personal Information Screen with below details. <text:s text:c="7"/>- Account Details -Name,DOB,Gender, - A/c Number, - Education, - Branch Code, -Marital Status,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4">
          <table:table-cell table:style-name="ce60" office:value-type="float" office:value="57" calcext:value-type="float">
            <text:p>57</text:p>
          </table:table-cell>
          <table:table-cell table:style-name="ce5" office:value-type="string" calcext:value-type="string">
            <text:p>LOS</text:p>
          </table:table-cell>
          <table:table-cell table:style-name="ce6" office:value-type="string" calcext:value-type="string">
            <text:p>Personal Information</text:p>
          </table:table-cell>
          <table:table-cell table:style-name="ce66" office:value-type="string" calcext:value-type="string">
            <text:p>To Verify,Account Details</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Personal Information Screen with below details. <text:s text:c="7"/>- Account Details -Name,DOB,Gender, - A/c Number, - Education, - Branch Code, -Marital Status, - Addres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4">
          <table:table-cell table:style-name="ce60" office:value-type="float" office:value="58" calcext:value-type="float">
            <text:p>58</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Location Details</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Personal Information Screen with below details. <text:s text:c="7"/>- Location Details <text:s text:c="8"/>- District, <text:s text:c="5"/>- Residence, - Type of Residence, <text:s/>- No. Of Years at Address. <text:s text:c="5"/>- Landmark.</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59" calcext:value-type="float">
            <text:p>59</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District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District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60" calcext:value-type="float">
            <text:p>60</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Tehsil/Taluka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text:p>
          </table:table-cell>
          <table:table-cell table:style-name="ce77" table:number-columns-repeated="2"/>
          <table:table-cell table:style-name="ce5" office:value-type="string" calcext:value-type="string">
            <text:p>8-01-2024</text:p>
          </table:table-cell>
          <table:table-cell table:style-name="ce81" office:value-type="string" calcext:value-type="string">
            <text:p>User should be able to select Tehsil/Taluka from the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61" calcext:value-type="float">
            <text:p>61</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Village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text:p>
          </table:table-cell>
          <table:table-cell table:style-name="ce77" table:number-columns-repeated="2"/>
          <table:table-cell table:style-name="ce5" office:value-type="string" calcext:value-type="string">
            <text:p>8-01-2024</text:p>
          </table:table-cell>
          <table:table-cell table:style-name="ce81" office:value-type="string" calcext:value-type="string">
            <text:p>User should be able to enter village name in the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62" calcext:value-type="float">
            <text:p>62</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Residence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Residence drop down list. <text:s text:c="5"/>- , - Type of Residence, <text:s/>- No. Of Years at Address. <text:s text:c="5"/>- Landmark.</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63" calcext:value-type="float">
            <text:p>63</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Type of Residence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Type of Residence drop down list. <text:s/>- No. Of Years at Address. <text:s text:c="5"/>- Landmark.</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64" calcext:value-type="float">
            <text:p>64</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No.Of Years at Address field</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No.Of Years at Address field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65" calcext:value-type="float">
            <text:p>65</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alidate,No.of Years at Address field</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7.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66" calcext:value-type="float">
            <text:p>66</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Landmark field</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 <text:s/></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Landmark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67" calcext:value-type="float">
            <text:p>67</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Additional Details</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Additional Details Screen with below details. <text:s text:c="7"/>- Fathers Full Name , <text:s/>- Mothers Maiden Name <text:s text:c="9"/>- Religion, <text:s text:c="4"/>- Cast, <text:s text:c="8"/>- Vinatge In Dairy Firms (In Month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68" calcext:value-type="float">
            <text:p>68</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Fathers Full Name</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Fathers Full Name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69" calcext:value-type="float">
            <text:p>69</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alidate, Fathers Full Name</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70" calcext:value-type="float">
            <text:p>70</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Mothers Maiden Full Name</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Mothers Maiden Name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71" calcext:value-type="float">
            <text:p>71</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alidate, Mothers Maiden Full Name</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72" calcext:value-type="float">
            <text:p>72</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Religion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Select Religion From Drop down list.</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Religion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73" calcext:value-type="float">
            <text:p>73</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Cast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Select Cast From Drop down list.</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Cast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74" calcext:value-type="float">
            <text:p>74</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Vintage In Dairy Business(In Months) Field.</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Vintage In Dairy Business (In Months)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75" calcext:value-type="float">
            <text:p>75</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alidate, Vintage In Dairy Business(In Months) Field.</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76" calcext:value-type="float">
            <text:p>76</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Additional KYC Screen</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Enter valid Values</text:p>
          </table:table-cell>
          <table:table-cell table:style-name="ce77" table:number-columns-repeated="2"/>
          <table:table-cell table:style-name="ce5" office:value-type="string" calcext:value-type="string">
            <text:p>8-01-2024</text:p>
          </table:table-cell>
          <table:table-cell table:style-name="ce66" office:value-type="string" calcext:value-type="string">
            <text:p>Additional KYC Screen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77" calcext:value-type="float">
            <text:p>77</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ID Proof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Enter valid Values 8. Click on ID Proof Drop Down Button 9. Enter Valid ID Proof Number in the Field. </text:p>
          </table:table-cell>
          <table:table-cell table:style-name="ce77" table:number-columns-repeated="2"/>
          <table:table-cell table:style-name="ce5" office:value-type="string" calcext:value-type="string">
            <text:p>8-01-2024</text:p>
          </table:table-cell>
          <table:table-cell table:style-name="ce81" office:value-type="string" calcext:value-type="string">
            <text:p>ID Proof Dropdown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78" calcext:value-type="float">
            <text:p>78</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ID Proof No Field for Valid Inpu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Enter valid Values 8. Click on ID Proof Drop Down Button 9. Enter Invalid ID Proof Number in the Field. </text:p>
          </table:table-cell>
          <table:table-cell table:style-name="ce77" table:number-columns-repeated="2"/>
          <table:table-cell table:style-name="ce5" office:value-type="string" calcext:value-type="string">
            <text:p>8-01-2024</text:p>
          </table:table-cell>
          <table:table-cell table:style-name="ce81" office:value-type="string" calcext:value-type="string">
            <text:p>ID Proof accept Valid detail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0">
          <table:table-cell table:style-name="ce60" office:value-type="float" office:value="79" calcext:value-type="float">
            <text:p>79</text:p>
          </table:table-cell>
          <table:table-cell table:style-name="ce5"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Save &amp; Continue Button.</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System allows user to show and use Save &amp; Continue button and after clicking it will Navigate to Land Details P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4">
          <table:table-cell table:style-name="ce60" office:value-type="float" office:value="80" calcext:value-type="float">
            <text:p>80</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Land Details Page.</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Land Details Page with below details. -do you have Agriculture Land. Yes/No. <text:s text:c="6"/>- Back Button, <text:s text:c="7"/>- Continue Button. <text:s text:c="7"/>- Who Owns it. MySelf / Family Member.</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81" calcext:value-type="float">
            <text:p>81</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do you have Agriculture Land. If Yes</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Yes and Who Owns it. MySelf / Family Member.</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82" calcext:value-type="float">
            <text:p>82</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Who Owns it. If <text:s/>MySelf</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below details if user has selected MySelf. <text:s/>- Survey No./Block No. - Land area (In Acres) – State, - District, -Tehsil , <text:s/>-Village ,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83" calcext:value-type="float">
            <text:p>83</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Survey No./Block No.</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Survey no/Block No.</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84" calcext:value-type="float">
            <text:p>84</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alidate, <text:s/>Survey No./Block No.</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 9.Enter Invalid Values or Keep Survey no./ Block No. Field </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85" calcext:value-type="float">
            <text:p>85</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Land Area (acres)</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Land Area(Acre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86" calcext:value-type="float">
            <text:p>86</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alidate, <text:s/>Land Area (acres)</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 9.Enter Invalid Values or Keep Land Area (acres) Field.</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87" calcext:value-type="float">
            <text:p>87</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State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State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88" calcext:value-type="float">
            <text:p>88</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District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District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89" calcext:value-type="float">
            <text:p>89</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Tehsil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Tehsil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90" calcext:value-type="float">
            <text:p>90</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Village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3"/>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Village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91" calcext:value-type="float">
            <text:p>91</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Who Owns it. If <text:s/>Family Member</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below details if user has selected Family Member. <text:s/>- Name of the Land Owner, - Relationship with the applicant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92" calcext:value-type="float">
            <text:p>92</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Name of the Land Owner</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Name of the Land Owner,</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93" calcext:value-type="float">
            <text:p>93</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alidate, Name of the Land Owner</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 9.Enter Invalid Values or Keep Name of the Land Owner Field.</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94" calcext:value-type="float">
            <text:p>94</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Relationship with Applicant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Relationship with Applicant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95" calcext:value-type="float">
            <text:p>95</text:p>
          </table:table-cell>
          <table:table-cell table:style-name="ce5" office:value-type="string" calcext:value-type="string">
            <text:p>LOS</text:p>
          </table:table-cell>
          <table:table-cell table:style-name="ce5" office:value-type="string" calcext:value-type="string">
            <text:p>Land Details</text:p>
          </table:table-cell>
          <table:table-cell table:style-name="ce67" office:value-type="string" calcext:value-type="string">
            <text:p>To Validate, Land Area &gt;=2</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Select Yes. <text:s text:c="17"/>12.In MySelf Land Area. <text:s text:c="4"/>13.enter area &gt;=2 acer. </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should allows user to Move on Income Tab.</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96" calcext:value-type="float">
            <text:p>96</text:p>
          </table:table-cell>
          <table:table-cell table:style-name="ce5" office:value-type="string" calcext:value-type="string">
            <text:p>LOS</text:p>
          </table:table-cell>
          <table:table-cell table:style-name="ce5" office:value-type="string" calcext:value-type="string">
            <text:p>Land Details</text:p>
          </table:table-cell>
          <table:table-cell table:style-name="ce67" office:value-type="string" calcext:value-type="string">
            <text:p>To Validate, Land Area Owned land &lt;0.5 Acres</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Select Yes. <text:s text:c="17"/>12.In My Self Land Area. <text:s text:c="4"/>13.enter area &lt;0.5 acer. </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should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97" calcext:value-type="float">
            <text:p>97</text:p>
          </table:table-cell>
          <table:table-cell table:style-name="ce5" office:value-type="string" calcext:value-type="string">
            <text:p>LOS</text:p>
          </table:table-cell>
          <table:table-cell table:style-name="ce5" office:value-type="string" calcext:value-type="string">
            <text:p>Land Details</text:p>
          </table:table-cell>
          <table:table-cell table:style-name="ce67" office:value-type="string" calcext:value-type="string">
            <text:p>To Validate,Family Member Land Area &gt;=2</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Select Yes. <text:s text:c="17"/>12.In Family Member Land Area. <text:s text:c="4"/>13.enter area &gt;=2 acer. </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should allows user to Move on Income Tab.</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98" calcext:value-type="float">
            <text:p>98</text:p>
          </table:table-cell>
          <table:table-cell table:style-name="ce5" office:value-type="string" calcext:value-type="string">
            <text:p>LOS</text:p>
          </table:table-cell>
          <table:table-cell table:style-name="ce5" office:value-type="string" calcext:value-type="string">
            <text:p>Land Details</text:p>
          </table:table-cell>
          <table:table-cell table:style-name="ce67" office:value-type="string" calcext:value-type="string">
            <text:p>To Validate, Land Area Family owned land &lt;=2 Acres</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Select Yes. <text:s text:c="17"/>12.In Family Member Land Area. <text:s text:c="4"/>13.enter area &lt;0.5 acer. </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should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99" calcext:value-type="float">
            <text:p>99</text:p>
          </table:table-cell>
          <table:table-cell table:style-name="ce5" office:value-type="string" calcext:value-type="string">
            <text:p>LOS</text:p>
          </table:table-cell>
          <table:table-cell table:style-name="ce5" office:value-type="string" calcext:value-type="string">
            <text:p>Land Details</text:p>
          </table:table-cell>
          <table:table-cell table:style-name="ce67" office:value-type="string" calcext:value-type="string">
            <text:p>To Validate, Land Area &gt;=2</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Select Yes. <text:s text:c="17"/>12.In MySelf Land Area. <text:s text:c="4"/>13.enter area &gt;=2 acer. </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should allows user to Move on Income Tab.</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0" calcext:value-type="float">
            <text:p>100</text:p>
          </table:table-cell>
          <table:table-cell table:style-name="ce5"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do you have Agriculture Land. If No</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Select No. <text:s text:c="16"/>12.Navigate to Income Tab.</text:p>
          </table:table-cell>
          <table:table-cell table:style-name="ce77" table:number-columns-repeated="2"/>
          <table:table-cell table:style-name="ce5" office:value-type="string" calcext:value-type="string">
            <text:p>8-01-2024</text:p>
          </table:table-cell>
          <table:table-cell table:style-name="ce67" office:value-type="string" calcext:value-type="string">
            <text:p><text:span text:style-name="T3">System should allows user to Navigate to Income Tab.</text:spa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1" calcext:value-type="float">
            <text:p>101</text:p>
          </table:table-cell>
          <table:table-cell table:style-name="ce5" office:value-type="string" calcext:value-type="string">
            <text:p>LOS</text:p>
          </table:table-cell>
          <table:table-cell table:style-name="ce5" office:value-type="string" calcext:value-type="string">
            <text:p>Land Details</text:p>
          </table:table-cell>
          <table:table-cell table:style-name="ce67" office:value-type="string" calcext:value-type="string">
            <text:p>To Verify ,Back Button</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Click on Back Button.</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should allows user to Navigate to Personal Information Tab.</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2" calcext:value-type="float">
            <text:p>102</text:p>
          </table:table-cell>
          <table:table-cell table:style-name="ce5" office:value-type="string" calcext:value-type="string">
            <text:p>LOS</text:p>
          </table:table-cell>
          <table:table-cell table:style-name="ce5" office:value-type="string" calcext:value-type="string">
            <text:p>Land Details</text:p>
          </table:table-cell>
          <table:table-cell table:style-name="ce67" office:value-type="string" calcext:value-type="string">
            <text:p>To Verify ,Continue Button</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Click on Continue Button.</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should allows user to Navigate to Income Tab.</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3" calcext:value-type="float">
            <text:p>103</text:p>
          </table:table-cell>
          <table:table-cell table:style-name="ce5" office:value-type="string" calcext:value-type="string">
            <text:p>LOS</text:p>
          </table:table-cell>
          <table:table-cell table:style-name="ce5" office:value-type="string" calcext:value-type="string">
            <text:p>Land Details</text:p>
          </table:table-cell>
          <table:table-cell table:style-name="ce67" office:value-type="string" calcext:value-type="string">
            <text:p>To Verify,Geo Tagging</text:p>
          </table:table-cell>
          <table:table-cell table:style-name="ce74" office:value-type="string" calcext:value-type="string">
            <text:p>1.Open URL in Browser. <text:s text:c="10"/>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Enter all Income Details. <text:s text:c="5"/>12.Click on Geo Tagging Symbol.</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Allows user to show and use Geo Tagging Symbol to add Land geo locati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4" calcext:value-type="float">
            <text:p>104</text:p>
          </table:table-cell>
          <table:table-cell table:style-name="ce5" office:value-type="string" calcext:value-type="string">
            <text:p>LOS</text:p>
          </table:table-cell>
          <table:table-cell table:style-name="ce5" office:value-type="string" calcext:value-type="string">
            <text:p>Land Details</text:p>
          </table:table-cell>
          <table:table-cell table:style-name="ce67" office:value-type="string" calcext:value-type="string">
            <text:p>To Verify, Geo Tag Land </text:p>
          </table:table-cell>
          <table:table-cell table:style-name="ce74" office:value-type="string" calcext:value-type="string">
            <text:p>1.Open URL in Browser. <text:s text:c="10"/>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Enter all Income Details. <text:s text:c="5"/>12.Click on Geo Tagging Symbol. <text:s text:c="24"/>13.Geo Tag Land Pop-up will be Generated.</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allows user to show and use Geo Tag Land Pop-up.</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5" calcext:value-type="float">
            <text:p>105</text:p>
          </table:table-cell>
          <table:table-cell table:style-name="ce5" office:value-type="string" calcext:value-type="string">
            <text:p>LOS</text:p>
          </table:table-cell>
          <table:table-cell table:style-name="ce5" office:value-type="string" calcext:value-type="string">
            <text:p>Land Details</text:p>
          </table:table-cell>
          <table:table-cell table:style-name="ce67" office:value-type="string" calcext:value-type="string">
            <text:p>To Verify,Add Photo</text:p>
          </table:table-cell>
          <table:table-cell table:style-name="ce74" office:value-type="string" calcext:value-type="string">
            <text:p>1.Open URL in Browser. <text:s text:c="10"/>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Enter all Income Details. <text:s text:c="5"/>12.Click on Geo Tagging Symbol. <text:s text:c="24"/>13.Geo Tag Land Pop-up will be Generated. <text:s text:c="16"/>14.Click on Add Photo and Continue.</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Allows user to show and use Add photo Button to Capture Land Im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106" calcext:value-type="float">
            <text:p>106</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Income Page.</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Income Details Page with below details. <text:s text:c="7"/>- Additional Income, <text:s text:c="6"/>- Existing Cattl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7" calcext:value-type="float">
            <text:p>107</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Existing Cattle Type Drop down list</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Type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08" calcext:value-type="float">
            <text:p>108</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Number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Number Field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09" calcext:value-type="float">
            <text:p>109</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alidate, Number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10" calcext:value-type="float">
            <text:p>110</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Plus’ Button should be clickable</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Click On ‘Plus’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Income per Annum Field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11" calcext:value-type="float">
            <text:p>111</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Dairy Income per Annum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12" calcext:value-type="float">
            <text:p>112</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alidate, Income per Annum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Invalid Values or Keep Income per Annum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Agriculture <text:s/>Income per Annum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13" calcext:value-type="float">
            <text:p>113</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Agriculture <text:s/>Income per Annum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14" calcext:value-type="float">
            <text:p>114</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alidate, Agriculture <text:s/>Income per Annum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Invalid Values or Keep Agriculture <text:s/>Income per Annum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Other <text:s/>Income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15" calcext:value-type="float">
            <text:p>115</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Other Income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16" calcext:value-type="float">
            <text:p>116</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alidate, Other <text:s/>Income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Invalid Values or Keep Other <text:s/>Income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enter amount &gt; 2.5 Lack and also ask for PAN Card Detail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17" calcext:value-type="float">
            <text:p>117</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alidate, If Other <text:s/>Income &gt;250000</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Do you Have PAN? Yes/No.</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18" calcext:value-type="float">
            <text:p>118</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Do you Have PAN? Yes/No.</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PAN Card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19" calcext:value-type="float">
            <text:p>119</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Do you Have PAN? If Yes .</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PAN Card Field will be displayed.</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20" calcext:value-type="float">
            <text:p>120</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alidate, PAN Card Field .</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Enter Invalid Values or Keep PAN Card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Have you Applied for PAN Card? Yes/No.</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21" calcext:value-type="float">
            <text:p>121</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Do you Have PAN? If No .</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below details. -Application Acknowledgement, - Application Date. <text: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22" calcext:value-type="float">
            <text:p>122</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Have you Applied for PAN Card? If Yes</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23" calcext:value-type="float">
            <text:p>123</text:p>
          </table:table-cell>
          <table:table-cell table:style-name="ce5" office:value-type="string" calcext:value-type="string">
            <text:p>LOS</text:p>
          </table:table-cell>
          <table:table-cell table:style-name="ce5" office:value-type="string" calcext:value-type="string">
            <text:p>Income Details</text:p>
          </table:table-cell>
          <table:table-cell table:style-name="ce66" office:value-type="string" calcext:value-type="string">
            <text:p>Have you Applied for PAN Card? If No</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Application Acknowledgemen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24" calcext:value-type="float">
            <text:p>124</text:p>
          </table:table-cell>
          <table:table-cell table:style-name="ce5" office:value-type="string" calcext:value-type="string">
            <text:p>LOS</text:p>
          </table:table-cell>
          <table:table-cell table:style-name="ce5" office:value-type="string" calcext:value-type="string">
            <text:p>Income Details</text:p>
          </table:table-cell>
          <table:table-cell table:style-name="ce71" office:value-type="string" calcext:value-type="string">
            <text:p>To Verify, <text:s/>Application Acknowledgement</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 11.Have you Applied for PAN Card? If Yes </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Application Acknowledgemen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25" calcext:value-type="float">
            <text:p>125</text:p>
          </table:table-cell>
          <table:table-cell table:style-name="ce5" office:value-type="string" calcext:value-type="string">
            <text:p>LOS</text:p>
          </table:table-cell>
          <table:table-cell table:style-name="ce5" office:value-type="string" calcext:value-type="string">
            <text:p>Income Details</text:p>
          </table:table-cell>
          <table:table-cell table:style-name="ce71" office:value-type="string" calcext:value-type="string">
            <text:p>To Valid, <text:s/>Application Acknowledgement </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 11.Have you Applied for PAN Card? If Yes 12.Enter Invalid Values or Keep Application Acknowledgement Field Blank. </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26" calcext:value-type="float">
            <text:p>126</text:p>
          </table:table-cell>
          <table:table-cell table:style-name="ce5" office:value-type="string" calcext:value-type="string">
            <text:p>LOS</text:p>
          </table:table-cell>
          <table:table-cell table:style-name="ce5" office:value-type="string" calcext:value-type="string">
            <text:p>Income Details</text:p>
          </table:table-cell>
          <table:table-cell table:style-name="ce71" office:value-type="string" calcext:value-type="string">
            <text:p>To Verify, <text:s/>Date of Applicati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 11.Have you Applied for PAN Card? If Yes </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Date of Applicati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27" calcext:value-type="float">
            <text:p>127</text:p>
          </table:table-cell>
          <table:table-cell table:style-name="ce5" office:value-type="string" calcext:value-type="string">
            <text:p>LOS</text:p>
          </table:table-cell>
          <table:table-cell table:style-name="ce5" office:value-type="string" calcext:value-type="string">
            <text:p>Income Details</text:p>
          </table:table-cell>
          <table:table-cell table:style-name="ce71" office:value-type="string" calcext:value-type="string">
            <text:p>To Valid, <text:s/>Date of Application </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 11.Have you Applied for PAN Card? If Yes 12.Enter Invalid Values or Keep Date of Application <text:s/>Field Blank. </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28" calcext:value-type="float">
            <text:p>128</text:p>
          </table:table-cell>
          <table:table-cell table:style-name="ce5" office:value-type="string" calcext:value-type="string">
            <text:p>LOS</text:p>
          </table:table-cell>
          <table:table-cell table:style-name="ce5" office:value-type="string" calcext:value-type="string">
            <text:p>Income Details</text:p>
          </table:table-cell>
          <table:table-cell table:style-name="ce71" office:value-type="string" calcext:value-type="string">
            <text:p>To Verify, <text:s/>Continue </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 11.Have you Applied for PAN Card? If Yes 12.Click on Continu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Navigate to Eligibility Screen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29" calcext:value-type="float">
            <text:p>129</text:p>
          </table:table-cell>
          <table:table-cell table:style-name="ce5" office:value-type="string" calcext:value-type="string">
            <text:p>LOS</text:p>
          </table:table-cell>
          <table:table-cell table:style-name="ce5" office:value-type="string" calcext:value-type="string">
            <text:p>Liabilities</text:p>
          </table:table-cell>
          <table:table-cell table:style-name="ce71" office:value-type="string" calcext:value-type="string">
            <text:p>To Validate, Existing Liabilities.</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 11.Have you Applied for PAN Card? If Yes 12.Click on Continue Button. 12.Add Liabilities.</text:p>
          </table:table-cell>
          <table:table-cell table:style-name="ce77" table:number-columns-repeated="2"/>
          <table:table-cell table:style-name="ce5" office:value-type="string" calcext:value-type="string">
            <text:p>8-01-2025</text:p>
          </table:table-cell>
          <table:table-cell table:style-name="ce66" office:value-type="string" calcext:value-type="string">
            <text:p>System allows user to Navigate to Liabilities Screen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style-name="ce78" table:number-columns-repeated="2"/>
        </table:table-row>
        <table:table-row table:style-name="ro25">
          <table:table-cell table:style-name="ce60" office:value-type="float" office:value="130" calcext:value-type="float">
            <text:p>130</text:p>
          </table:table-cell>
          <table:table-cell office:value-type="string" calcext:value-type="string">
            <text:p>LOS</text:p>
          </table:table-cell>
          <table:table-cell table:style-name="ce5" office:value-type="string" calcext:value-type="string">
            <text:p>Liabilities</text:p>
          </table:table-cell>
          <table:table-cell table:style-name="Default" office:value-type="string" calcext:value-type="string">
            <text:p>To Verify, Existing liabilities field.</text:p>
          </table:table-cell>
          <table:table-cell table:style-name="Default"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 11.Have you Applied for PAN Card? If Yes 12.Click on Continue Button. 12.Add Liabilities. </text:p>
          </table:table-cell>
          <table:table-cell table:number-columns-repeated="2"/>
          <table:table-cell table:style-name="Default" table:number-columns-repeated="4"/>
          <table:table-cell table:style-name="ce5" office:value-type="string" calcext:value-type="string">
            <text:p>11-03-2024</text:p>
          </table:table-cell>
          <table:table-cell table:number-columns-repeated="6"/>
          <table:table-cell table:style-name="Default" table:number-columns-repeated="2"/>
        </table:table-row>
        <table:table-row table:style-name="ro26">
          <table:table-cell table:style-name="ce60" office:value-type="float" office:value="131" calcext:value-type="float">
            <text:p>131</text:p>
          </table:table-cell>
          <table:table-cell table:style-name="ce5"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To Verify, User Should be navigate to Eligibility Scree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Eligibility Screen with below details. -Congrats Message – Sanctioned Loan Amount, - Loan Tenure, EMI, Repayment, Processing Fee, - Checkbox to Agree, - Accept &amp; Continue Butt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2" calcext:value-type="float">
            <text:p>132</text:p>
          </table:table-cell>
          <table:table-cell table:style-name="ce5"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Verify that, I agree to hypothecations of my cattle ‘Check Box’ should be visible and clickable.</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3" calcext:value-type="float">
            <text:p>133</text:p>
          </table:table-cell>
          <table:table-cell table:style-name="ce5"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Verify that,”I’ll do it later” text should be visible and clickable.</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I’ll do it later” text.</text:p>
          </table:table-cell>
          <table:table-cell table:style-name="ce77" table:number-columns-repeated="2"/>
          <table:table-cell table:style-name="ce5" office:value-type="string" calcext:value-type="string">
            <text:p>8-01-2024</text:p>
          </table:table-cell>
          <table:table-cell table:style-name="ce81" office:value-type="string" calcext:value-type="string">
            <text:p>I’ll do later text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4" calcext:value-type="float">
            <text:p>134</text:p>
          </table:table-cell>
          <table:table-cell table:style-name="ce5"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Verify that, ‘Accept and Continue’ Button should be disable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Accept and Continue button should be disabl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5" calcext:value-type="float">
            <text:p>135</text:p>
          </table:table-cell>
          <table:table-cell table:style-name="ce5"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Verify that, ‘Accept and Continue’ Button should be clickable when check box is marke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Check box should be clickable and ‘Accept and Continue’ button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6" calcext:value-type="float">
            <text:p>136</text:p>
          </table:table-cell>
          <table:table-cell table:style-name="ce5"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Verify that, User should be navigate to next page when clicked on “I’ll do it later”</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I’ll do it later” text.</text:p>
          </table:table-cell>
          <table:table-cell table:style-name="ce77" table:number-columns-repeated="2"/>
          <table:table-cell table:style-name="ce5" office:value-type="string" calcext:value-type="string">
            <text:p>8-01-2024</text:p>
          </table:table-cell>
          <table:table-cell table:style-name="ce81" office:value-type="string" calcext:value-type="string">
            <text:p>User should be navigate to next p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37" calcext:value-type="float">
            <text:p>137</text:p>
          </table:table-cell>
          <table:table-cell table:style-name="ce5"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Verify that, Detailed Charges Pop up Should be visible.</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Pop UP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8" calcext:value-type="float">
            <text:p>138</text:p>
          </table:table-cell>
          <table:table-cell table:style-name="ce5"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Verify that Cancel Button should be clickable on Pop up.</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 16. Click on ‘Cancel’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Cancel button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39" calcext:value-type="float">
            <text:p>139</text:p>
          </table:table-cell>
          <table:table-cell table:style-name="ce5"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To Verify, Hold EMI Every Month On Drop Down List.</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 16.Click on Hold EMI every month drop down button. </text:p>
          </table:table-cell>
          <table:table-cell table:style-name="ce77" table:number-columns-repeated="2"/>
          <table:table-cell table:style-name="ce5" office:value-type="string" calcext:value-type="string">
            <text:p>8-01-2024</text:p>
          </table:table-cell>
          <table:table-cell table:style-name="ce81" office:value-type="string" calcext:value-type="string">
            <text:p>Hold EMI drown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40" calcext:value-type="float">
            <text:p>140</text:p>
          </table:table-cell>
          <table:table-cell table:style-name="ce5"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To Verify, Selected date should be visible in the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 16.Click on Hold EMI every month drop down button. 17. Select Date from the drop down.</text:p>
          </table:table-cell>
          <table:table-cell table:style-name="ce77" table:number-columns-repeated="2"/>
          <table:table-cell table:style-name="ce5" office:value-type="string" calcext:value-type="string">
            <text:p>8-01-2024</text:p>
          </table:table-cell>
          <table:table-cell table:style-name="ce81" office:value-type="string" calcext:value-type="string">
            <text:p>User should be able to select dat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41" calcext:value-type="float">
            <text:p>141</text:p>
          </table:table-cell>
          <table:table-cell table:style-name="ce5"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To Verify, Submit Button should be disabled if the date is not selecte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Submit button should be disabled if date is not select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42" calcext:value-type="float">
            <text:p>142</text:p>
          </table:table-cell>
          <table:table-cell table:style-name="ce5"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To Verify, ‘Plus’ button should be clickable.</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 16.Click on Hold EMI every month drop down button. 17. Select Date from the drop down.</text:p>
          </table:table-cell>
          <table:table-cell table:style-name="ce77" table:number-columns-repeated="2"/>
          <table:table-cell table:style-name="ce5" office:value-type="string" calcext:value-type="string">
            <text:p>8-01-2024</text:p>
          </table:table-cell>
          <table:table-cell table:style-name="ce81" office:value-type="string" calcext:value-type="string">
            <text:p>Plus button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43" calcext:value-type="float">
            <text:p>143</text:p>
          </table:table-cell>
          <table:table-cell table:style-name="ce5"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To Verify, Cancel Button Should be Clickable</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 16.Click on Hold EMI every month drop down button. 17. Select Date from the drop down. 18.Click on ‘Cancel’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Cancel button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44" calcext:value-type="float">
            <text:p>144</text:p>
          </table:table-cell>
          <table:table-cell table:style-name="ce5"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To Verify, Submit Button should be Clickable if the date is selecte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 16.Click on Hold EMI every month drop down button. 17. Select Date from the drop dow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Navigate to Declaration Screen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145" calcext:value-type="float">
            <text:p>145</text:p>
          </table:table-cell>
          <table:table-cell table:style-name="ce5" office:value-type="string" calcext:value-type="string">
            <text:p>LOS</text:p>
          </table:table-cell>
          <table:table-cell table:style-name="ce5" office:value-type="string" calcext:value-type="string">
            <text:p>Declaration</text:p>
          </table:table-cell>
          <table:table-cell table:style-name="ce66" office:value-type="string" calcext:value-type="string">
            <text:p>To Verify, Declaration Scree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text:p>
          </table:table-cell>
          <table:table-cell table:style-name="ce77" table:number-columns-repeated="2"/>
          <table:table-cell table:style-name="ce5" office:value-type="string" calcext:value-type="string">
            <text:p>8-01-2024</text:p>
          </table:table-cell>
          <table:table-cell table:style-name="ce82" office:value-type="string" calcext:value-type="string">
            <text:p>System allows user to Navigate to Declaration Screen with below details. - Declare EMI Holding Dat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46" calcext:value-type="float">
            <text:p>146</text:p>
          </table:table-cell>
          <table:table-cell table:style-name="ce5" office:value-type="string" calcext:value-type="string">
            <text:p>LOS</text:p>
          </table:table-cell>
          <table:table-cell table:style-name="ce5" office:value-type="string" calcext:value-type="string">
            <text:p>Declaration</text:p>
          </table:table-cell>
          <table:table-cell table:style-name="ce66" office:value-type="string" calcext:value-type="string">
            <text:p>To Verify, Consent For Transfer into Loan Account Number.</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Hold EMI Every Month on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47" calcext:value-type="float">
            <text:p>147</text:p>
          </table:table-cell>
          <table:table-cell table:style-name="ce5" office:value-type="string" calcext:value-type="string">
            <text:p>LOS</text:p>
          </table:table-cell>
          <table:table-cell table:style-name="ce5" office:value-type="string" calcext:value-type="string">
            <text:p>Declaration</text:p>
          </table:table-cell>
          <table:table-cell table:style-name="ce66" office:value-type="string" calcext:value-type="string">
            <text:p>To Verify, General Insurance Document.</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text:p>
          </table:table-cell>
          <table:table-cell table:style-name="ce77" table:number-columns-repeated="2"/>
          <table:table-cell table:style-name="ce5" office:value-type="string" calcext:value-type="string">
            <text:p>8-01-2024</text:p>
          </table:table-cell>
          <table:table-cell table:style-name="ce82" office:value-type="string" calcext:value-type="string">
            <text:p>System allows user to Show and use Submit Button and will Show T&amp;C.</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148" calcext:value-type="float">
            <text:p>148</text:p>
          </table:table-cell>
          <table:table-cell table:style-name="ce5" office:value-type="string" calcext:value-type="string">
            <text:p>LOS</text:p>
          </table:table-cell>
          <table:table-cell table:style-name="ce5" office:value-type="string" calcext:value-type="string">
            <text:p>Declaration</text:p>
          </table:table-cell>
          <table:table-cell table:style-name="ce66" office:value-type="string" calcext:value-type="string">
            <text:p>To Verify, Most Important Terms and Conditions &amp; Declaration By Customer.</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text:p>
          </table:table-cell>
          <table:table-cell table:style-name="ce77" table:number-columns-repeated="2"/>
          <table:table-cell table:style-name="ce5" office:value-type="string" calcext:value-type="string">
            <text:p>8-01-2024</text:p>
          </table:table-cell>
          <table:table-cell table:style-name="ce82" office:value-type="string" calcext:value-type="string">
            <text:p>System allows user to Show the Condition and able to Accept and Continue to Navigate to Next Conditi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149" calcext:value-type="float">
            <text:p>149</text:p>
          </table:table-cell>
          <table:table-cell table:style-name="ce5" office:value-type="string" calcext:value-type="string">
            <text:p>LOS</text:p>
          </table:table-cell>
          <table:table-cell table:style-name="ce5" office:value-type="string" calcext:value-type="string">
            <text:p>Declaration</text:p>
          </table:table-cell>
          <table:table-cell table:style-name="ce66" office:value-type="string" calcext:value-type="string">
            <text:p>To Verify, Acknowledgement</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the Condition and able to Accept and Continue to Navigate to Next Conditi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150" calcext:value-type="float">
            <text:p>150</text:p>
          </table:table-cell>
          <table:table-cell table:style-name="ce5" office:value-type="string" calcext:value-type="string">
            <text:p>LOS</text:p>
          </table:table-cell>
          <table:table-cell table:style-name="ce5" office:value-type="string" calcext:value-type="string">
            <text:p>Declaration</text:p>
          </table:table-cell>
          <table:table-cell table:style-name="ce66" office:value-type="string" calcext:value-type="string">
            <text:p>To Verify, Relationship Declarati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the Condition and able to Accept and Continue to Navigate to Next Conditi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151" calcext:value-type="float">
            <text:p>151</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e-Sign Scree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eSign Page with below details. <text:s text:c="7"/>- Document Acceptance - Sanction Letter , <text:s text:c="7"/>- Form 60, <text:s text:c="3"/>- Loan Agreemen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52" calcext:value-type="float">
            <text:p>152</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Sanction Letter</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Sanction Letter Click on it and Accept i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53" calcext:value-type="float">
            <text:p>153</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Form 60</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Form 60 Click on it and Accept i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54" calcext:value-type="float">
            <text:p>154</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Loan Agreement</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Loan Agreement Click on it and Accept i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155" calcext:value-type="float">
            <text:p>155</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eSign Butt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eSign Button Click on it and will Navigate to <text:s/>Login to HDFC Bank Debit/ATM Card Verification P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56" calcext:value-type="float">
            <text:p>156</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Debit Card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Debit Card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57" calcext:value-type="float">
            <text:p>157</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alidate, Debit Card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Enter Invalid Values or Keep Debit Card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58" calcext:value-type="float">
            <text:p>158</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Timeout Sessi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5 min Timeout Sessi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59" calcext:value-type="float">
            <text:p>159</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alidate, Timeout Sessi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ession will Expire after 5 Mi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60" calcext:value-type="float">
            <text:p>160</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Expiry Date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Expiry Date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61" calcext:value-type="float">
            <text:p>161</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alidate, Expiry Date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Enter Invalid Values or Keep Expiry Date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62" calcext:value-type="float">
            <text:p>162</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PIN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PIN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63" calcext:value-type="float">
            <text:p>163</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alidate, PIN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Enter Invalid Values or Keep PIN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64" calcext:value-type="float">
            <text:p>164</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T&amp;C Checkbox</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Login to HDFC Bank Screeen will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T&amp;C Checkbox to Accept i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65" calcext:value-type="float">
            <text:p>165</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alidate, T&amp;C Checkbox</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Login to HDFC Bank Screeen will Open.21.Dont Select Checkbox for T&amp;C.</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66" calcext:value-type="float">
            <text:p>166</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Click Here Butt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Login to HDFC Bank Screeen will Open.21.Click on Click Her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Click button to see TnC in Detail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67" calcext:value-type="float">
            <text:p>167</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I Agree Butt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Login to HDFC Bank Screeen will Open.21.Click on Click Her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I Agree Button to accept TnC Condition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68" calcext:value-type="float">
            <text:p>168</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I disagree Butt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Login to HDFC Bank Screeen will Open.21.Click on Click Her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I disagree Button to reject TnC Condition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169" calcext:value-type="float">
            <text:p>169</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Continue Butt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Login to HDFC Bank Screeen will Open.21.Click on Continu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All Done Page with below details. <text:s text:c="7"/>- Loan Amount, <text:s text:c="6"/>- Loan Application No. <text:s text:c="13"/>- Sanction Letter, <text:s text:c="9"/>- Form 60, <text:s text:c="3"/>- Loan Agreemen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70" calcext:value-type="float">
            <text:p>170</text:p>
          </table:table-cell>
          <table:table-cell table:style-name="ce5"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Cancel Butt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Login to HDFC Bank Screeen will Open.21.Click on Cancl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Cancel butt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1-03-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number-rows-repeated="2">
          <table:table-cell table:number-columns-repeated="8"/>
          <table:table-cell table:style-name="ce83"/>
          <table:table-cell table:number-columns-repeated="11"/>
        </table:table-row>
        <table:table-row table:style-name="ro25" table:number-rows-repeated="1048402">
          <table:table-cell table:number-columns-repeated="20"/>
        </table:table-row>
        <table:table-row table:style-name="ro25">
          <table:table-cell table:number-columns-repeated="2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IN"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9P0" style:volatile="true">
      <number:number number:decimal-places="0" number:min-decimal-places="0" number:min-integer-digits="1" number:grouping="true"/>
    </number:number-style>
    <number:number-style style:name="N119">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number-style style:name="N122P0" style:volatile="true">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style:map style:condition="value()&gt;=0" style:apply-style-name="N122P0"/>
    </number:number-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number:number-style style:name="N127">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2">00/00/0000</text:date>, <text:time style:data-style-name="N2" text:time-value="11:45:42.94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09:56:40.893000000</meta:creation-date>
    <dc:date>2024-03-11T18:26:19.313000000</dc:date>
    <meta:editing-duration>P22DT16H8M42S</meta:editing-duration>
    <meta:editing-cycles>25</meta:editing-cycles>
    <meta:generator>LibreOffice/7.6.0.3$Windows_X86_64 LibreOffice_project/69edd8b8ebc41d00b4de3915dc82f8f0fc3b6265</meta:generator>
    <meta:document-statistic meta:table-count="1" meta:cell-count="2051" meta:object-count="0"/>
  </office:meta>
</office:document-meta>
</file>